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8.741cm" svg:y="1.138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/>
          <table:table-cell table:formula="of:=[.H31]*10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/>
          <table:table-cell table:formula="of:=[.H32]*10000"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/>
          <table:table-cell table:formula="of:=[.H33]*10000"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/>
          <table:table-cell table:formula="of:=[.H34]*10000"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/>
          <table:table-cell table:formula="of:=[.H35]*10000"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/>
          <table:table-cell table:formula="of:=[.H36]*10000"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/>
          <table:table-cell table:formula="of:=[.H37]*10000"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/>
          <table:table-cell table:formula="of:=[.H38]*10000" office:value-type="float" office:value="7" calcext:value-type="float">
            <text:p>7</text:p>
          </table:table-cell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/>
          <table:table-cell table:formula="of:=[.H39]*10000" office:value-type="float" office:value="8" calcext:value-type="float">
            <text:p>8</text:p>
          </table:table-cell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/>
          <table:table-cell table:formula="of:=[.H40]*10000" office:value-type="float" office:value="9" calcext:value-type="float">
            <text:p>9</text:p>
          </table:table-cell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/>
          <table:table-cell table:formula="of:=[.H41]*10000"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/>
          <table:table-cell table:formula="of:=[.H42]*10000" office:value-type="float" office:value="11" calcext:value-type="float">
            <text:p>11</text:p>
          </table:table-cell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/>
          <table:table-cell table:formula="of:=[.H43]*10000" office:value-type="float" office:value="12" calcext:value-type="float">
            <text:p>12</text:p>
          </table:table-cell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/>
          <table:table-cell table:formula="of:=[.H44]*10000" office:value-type="float" office:value="13" calcext:value-type="float">
            <text:p>13</text:p>
          </table:table-cell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/>
          <table:table-cell table:formula="of:=[.H45]*10000" office:value-type="float" office:value="14" calcext:value-type="float">
            <text:p>14</text:p>
          </table:table-cell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6]*10000" office:value-type="float" office:value="15" calcext:value-type="float">
            <text:p>15</text:p>
          </table:table-cell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7]*10000" office:value-type="float" office:value="16" calcext:value-type="float">
            <text:p>16</text:p>
          </table:table-cell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8]*10000" office:value-type="float" office:value="17" calcext:value-type="float">
            <text:p>17</text:p>
          </table:table-cell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9]*10000" office:value-type="float" office:value="18" calcext:value-type="float">
            <text:p>18</text:p>
          </table:table-cell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50]*10000" office:value-type="float" office:value="19" calcext:value-type="float">
            <text:p>19</text:p>
          </table:table-cell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51]*10000"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8.784cm" svg:y="19.443cm">
            <draw:object draw:notify-on-update-of-ranges="Sheet4.B53:Sheet4.B56 Sheet4.C52:Sheet4.C52 Sheet4.C53:Sheet4.C56 Sheet4.B53:Sheet4.B56 Sheet4.F52:Sheet4.F52 Sheet4.F53:Sheet4.F56 Sheet4.B53:Sheet4.B56 Sheet4.D52:Sheet4.D52 Sheet4.D53:Sheet4.D56 Sheet4.B53:Sheet4.B56 Sheet4.E52:Sheet4.E52 Sheet4.E53:Sheet4.E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8.822cm" svg:y="29.538cm">
            <draw:object draw:notify-on-update-of-ranges="Sheet4.B68:Sheet4.B74 Sheet4.C52:Sheet4.C52 Sheet4.C68:Sheet4.C74 Sheet4.B68:Sheet4.B74 Sheet4.F52:Sheet4.F52 Sheet4.F68:Sheet4.F74 Sheet4.B68:Sheet4.B74 Sheet4.D52:Sheet4.D52 Sheet4.D68:Sheet4.D74 Sheet4.B68:Sheet4.B74 Sheet4.E52:Sheet4.E52 Sheet4.E68:Sheet4.E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3" office:value-type="float" office:value="0.806313416009019" calcext:value-type="float">
            <text:p>0.81</text:p>
          </table:table-cell>
          <table:table-cell table:style-name="ce13" office:value-type="float" office:value="0.938338926174497" calcext:value-type="float">
            <text:p>0.94</text:p>
          </table:table-cell>
          <table:table-cell table:style-name="ce13" office:value-type="float" office:value="0.756595264937993" calcext:value-type="float">
            <text:p>0.76</text:p>
          </table:table-cell>
          <table:table-cell table:style-name="ce13" office:value-type="float" office:value="0.614159292035398" calcext:value-type="float">
            <text:p>0.61</text:p>
          </table:table-cell>
          <table:table-cell table:style-name="ce13" office:value-type="float" office:value="0.390265486725664" calcext:value-type="float">
            <text:p>0.39</text:p>
          </table:table-cell>
          <table:table-cell table:style-name="ce13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3" office:value-type="float" office:value="0.989861751152074" calcext:value-type="float">
            <text:p>0.99</text:p>
          </table:table-cell>
          <table:table-cell table:style-name="ce13" office:value-type="float" office:value="0.925046554934823" calcext:value-type="float">
            <text:p>0.93</text:p>
          </table:table-cell>
          <table:table-cell table:style-name="ce13" office:value-type="float" office:value="0.915668202764977" calcext:value-type="float">
            <text:p>0.92</text:p>
          </table:table-cell>
          <table:table-cell table:style-name="ce13" office:value-type="float" office:value="0.506060606060606" calcext:value-type="float">
            <text:p>0.51</text:p>
          </table:table-cell>
          <table:table-cell table:style-name="ce13" office:value-type="float" office:value="0.487878787878788" calcext:value-type="float">
            <text:p>0.49</text:p>
          </table:table-cell>
          <table:table-cell table:style-name="ce13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3" office:value-type="float" office:value="1.03901601830664" calcext:value-type="float">
            <text:p>1.04</text:p>
          </table:table-cell>
          <table:table-cell table:style-name="ce13" office:value-type="float" office:value="0.923907058693976" calcext:value-type="float">
            <text:p>0.92</text:p>
          </table:table-cell>
          <table:table-cell table:style-name="ce13" office:value-type="float" office:value="0.959954233409611" calcext:value-type="float">
            <text:p>0.96</text:p>
          </table:table-cell>
          <table:table-cell table:style-name="ce13" office:value-type="float" office:value="0.473015873015873" calcext:value-type="float">
            <text:p>0.47</text:p>
          </table:table-cell>
          <table:table-cell table:style-name="ce13" office:value-type="float" office:value="0.548412698412698" calcext:value-type="float">
            <text:p>0.55</text:p>
          </table:table-cell>
          <table:table-cell table:style-name="ce13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3" office:value-type="float" office:value="1.0717067583047" calcext:value-type="float">
            <text:p>1.07</text:p>
          </table:table-cell>
          <table:table-cell table:style-name="ce13" office:value-type="float" office:value="0.908721675929885" calcext:value-type="float">
            <text:p>0.91</text:p>
          </table:table-cell>
          <table:table-cell table:style-name="ce13" office:value-type="float" office:value="0.973883161512027" calcext:value-type="float">
            <text:p>0.97</text:p>
          </table:table-cell>
          <table:table-cell table:style-name="ce13" office:value-type="float" office:value="0.37007874015748" calcext:value-type="float">
            <text:p>0.37</text:p>
          </table:table-cell>
          <table:table-cell table:style-name="ce13" office:value-type="float" office:value="0.67244094488189" calcext:value-type="float">
            <text:p>0.67</text:p>
          </table:table-cell>
          <table:table-cell table:style-name="ce13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3" office:value-type="float" office:value="1.09073226544622" calcext:value-type="float">
            <text:p>1.09</text:p>
          </table:table-cell>
          <table:table-cell table:style-name="ce13" office:value-type="float" office:value="0.891639567817056" calcext:value-type="float">
            <text:p>0.89</text:p>
          </table:table-cell>
          <table:table-cell table:style-name="ce13" office:value-type="float" office:value="0.97254004576659" calcext:value-type="float">
            <text:p>0.97</text:p>
          </table:table-cell>
          <table:table-cell table:style-name="ce13" office:value-type="float" office:value="0.192857142857143" calcext:value-type="float">
            <text:p>0.19</text:p>
          </table:table-cell>
          <table:table-cell table:style-name="ce13" office:value-type="float" office:value="0.81984126984127" calcext:value-type="float">
            <text:p>0.8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3" office:value-type="float" office:value="1.09977142857143" calcext:value-type="float">
            <text:p>1.10</text:p>
          </table:table-cell>
          <table:table-cell table:style-name="ce13" office:value-type="float" office:value="0.876545775745609" calcext:value-type="float">
            <text:p>0.88</text:p>
          </table:table-cell>
          <table:table-cell table:style-name="ce13" office:value-type="float" office:value="0.964" calcext:value-type="float">
            <text:p>0.96</text:p>
          </table:table-cell>
          <table:table-cell table:style-name="ce13" office:value-type="float" office:value="0.076" calcext:value-type="float">
            <text:p>0.08</text:p>
          </table:table-cell>
          <table:table-cell table:style-name="ce13" office:value-type="float" office:value="0.9504" calcext:value-type="float">
            <text:p>0.9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707622298066" calcext:value-type="float">
            <text:p>1.07</text:p>
          </table:table-cell>
          <table:table-cell table:style-name="ce13" office:value-type="float" office:value="0.906502337441564" calcext:value-type="float">
            <text:p>0.91</text:p>
          </table:table-cell>
          <table:table-cell table:style-name="ce13" office:value-type="float" office:value="0.970648464163823" calcext:value-type="float">
            <text:p>0.97</text:p>
          </table:table-cell>
          <table:table-cell table:style-name="ce13" office:value-type="float" office:value="0.29504132231405" calcext:value-type="float">
            <text:p>0.30</text:p>
          </table:table-cell>
          <table:table-cell table:style-name="ce13" office:value-type="float" office:value="0.727272727272727" calcext:value-type="float">
            <text:p>0.7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313280363224" calcext:value-type="float">
            <text:p>1.04</text:p>
          </table:table-cell>
          <table:table-cell table:style-name="ce13" office:value-type="float" office:value="0.917519042437432" calcext:value-type="float">
            <text:p>0.92</text:p>
          </table:table-cell>
          <table:table-cell table:style-name="ce13" office:value-type="float" office:value="0.957094211123723" calcext:value-type="float">
            <text:p>0.96</text:p>
          </table:table-cell>
          <table:table-cell table:style-name="ce13" office:value-type="float" office:value="0.374789915966387" calcext:value-type="float">
            <text:p>0.37</text:p>
          </table:table-cell>
          <table:table-cell table:style-name="ce13" office:value-type="float" office:value="0.636974789915966" calcext:value-type="float">
            <text:p>0.6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4446978335234" calcext:value-type="float">
            <text:p>1.04</text:p>
          </table:table-cell>
          <table:table-cell table:style-name="ce13" office:value-type="float" office:value="0.925" calcext:value-type="float">
            <text:p>0.93</text:p>
          </table:table-cell>
          <table:table-cell table:style-name="ce13" office:value-type="float" office:value="0.966134549600912" calcext:value-type="float">
            <text:p>0.97</text:p>
          </table:table-cell>
          <table:table-cell table:style-name="ce13" office:value-type="float" office:value="0.486178861788618" calcext:value-type="float">
            <text:p>0.49</text:p>
          </table:table-cell>
          <table:table-cell table:style-name="ce13" office:value-type="float" office:value="0.558536585365854" calcext:value-type="float">
            <text:p>0.56</text:p>
          </table:table-cell>
          <table:table-cell table:style-name="ce13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3269447576099" calcext:value-type="float">
            <text:p>1.03</text:p>
          </table:table-cell>
          <table:table-cell table:style-name="ce13" office:value-type="float" office:value="0.925873362445415" calcext:value-type="float">
            <text:p>0.93</text:p>
          </table:table-cell>
          <table:table-cell table:style-name="ce13" office:value-type="float" office:value="0.956144306651635" calcext:value-type="float">
            <text:p>0.96</text:p>
          </table:table-cell>
          <table:table-cell table:style-name="ce13" office:value-type="float" office:value="0.36283185840708" calcext:value-type="float">
            <text:p>0.36</text:p>
          </table:table-cell>
          <table:table-cell table:style-name="ce13" office:value-type="float" office:value="0.600884955752212" calcext:value-type="float">
            <text:p>0.60</text:p>
          </table:table-cell>
          <table:table-cell table:style-name="ce13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3" office:value-type="float" office:value="1.0369441277081" calcext:value-type="float">
            <text:p>1.04</text:p>
          </table:table-cell>
          <table:table-cell table:style-name="ce13" office:value-type="float" office:value="0.913129535957774" calcext:value-type="float">
            <text:p>0.91</text:p>
          </table:table-cell>
          <table:table-cell table:style-name="ce13" office:value-type="float" office:value="0.946864310148233" calcext:value-type="float">
            <text:p>0.95</text:p>
          </table:table-cell>
          <table:table-cell table:style-name="ce13" office:value-type="float" office:value="0.355284552845528" calcext:value-type="float">
            <text:p>0.36</text:p>
          </table:table-cell>
          <table:table-cell table:style-name="ce13" office:value-type="float" office:value="0.642276422764228" calcext:value-type="float">
            <text:p>0.64</text:p>
          </table:table-cell>
          <table:table-cell table:style-name="ce13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 (um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75" calcext:value-type="float">
            <text:p>75.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.06623831775701" calcext:value-type="float">
            <text:p>1.07</text:p>
          </table:table-cell>
          <table:table-cell table:style-name="ce13" office:value-type="float" office:value="0.914648844088967" calcext:value-type="float">
            <text:p>0.91</text:p>
          </table:table-cell>
          <table:table-cell table:style-name="ce13" office:value-type="float" office:value="0.975233644859813" calcext:value-type="float">
            <text:p>0.98</text:p>
          </table:table-cell>
          <table:table-cell table:style-name="ce13" office:value-type="float" office:value="0.501388888888889" calcext:value-type="float">
            <text:p>0.50</text:p>
          </table:table-cell>
          <table:table-cell table:style-name="ce13" office:value-type="float" office:value="0.540972222222222" calcext:value-type="float">
            <text:p>0.54</text:p>
          </table:table-cell>
          <table:table-cell table:style-name="ce13" office:value-type="float" office:value="0.00280373831775701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75" calcext:value-type="float">
            <text:p>175.00</text:p>
          </table:table-cell>
          <table:table-cell table:style-name="ce13" office:value-type="float" office:value="1.02316258351893" calcext:value-type="float">
            <text:p>1.02</text:p>
          </table:table-cell>
          <table:table-cell table:style-name="ce13" office:value-type="float" office:value="0.964627775359164" calcext:value-type="float">
            <text:p>0.96</text:p>
          </table:table-cell>
          <table:table-cell table:style-name="ce13" office:value-type="float" office:value="0.986971046770601" calcext:value-type="float">
            <text:p>0.99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0.318627450980392" calcext:value-type="float">
            <text:p>0.32</text:p>
          </table:table-cell>
          <table:table-cell table:style-name="ce13" office:value-type="float" office:value="0.00556792873051225" calcext:value-type="float">
            <text:p>0.0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62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4487917146145" calcext:value-type="float">
            <text:p>1.04</text:p>
          </table:table-cell>
          <table:table-cell table:style-name="ce13" office:value-type="float" office:value="0.951431718061674" calcext:value-type="float">
            <text:p>0.95</text:p>
          </table:table-cell>
          <table:table-cell table:style-name="ce13" office:value-type="float" office:value="0.994131185270426" calcext:value-type="float">
            <text:p>0.99</text:p>
          </table:table-cell>
          <table:table-cell table:style-name="ce13" office:value-type="float" office:value="0.677862595419847" calcext:value-type="float">
            <text:p>0.68</text:p>
          </table:table-cell>
          <table:table-cell table:style-name="ce13" office:value-type="float" office:value="0.336641221374046" calcext:value-type="float">
            <text:p>0.3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290697674419" calcext:value-type="float">
            <text:p>1.04</text:p>
          </table:table-cell>
          <table:table-cell table:style-name="ce13" office:value-type="float" office:value="0.951053629167131" calcext:value-type="float">
            <text:p>0.95</text:p>
          </table:table-cell>
          <table:table-cell table:style-name="ce13" office:value-type="float" office:value="0.991860465116279" calcext:value-type="float">
            <text:p>0.99</text:p>
          </table:table-cell>
          <table:table-cell table:style-name="ce13" office:value-type="float" office:value="0.71" calcext:value-type="float">
            <text:p>0.71</text:p>
          </table:table-cell>
          <table:table-cell table:style-name="ce13" office:value-type="float" office:value="0.313571428571429" calcext:value-type="float">
            <text:p>0.31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3849658314351" calcext:value-type="float">
            <text:p>1.04</text:p>
          </table:table-cell>
          <table:table-cell table:style-name="ce13" office:value-type="float" office:value="0.95492432550998" calcext:value-type="float">
            <text:p>0.95</text:p>
          </table:table-cell>
          <table:table-cell table:style-name="ce13" office:value-type="float" office:value="0.991685649202733" calcext:value-type="float">
            <text:p>0.99</text:p>
          </table:table-cell>
          <table:table-cell table:style-name="ce13" office:value-type="float" office:value="0.723015873015873" calcext:value-type="float">
            <text:p>0.72</text:p>
          </table:table-cell>
          <table:table-cell table:style-name="ce13" office:value-type="float" office:value="0.336885245901639" calcext:value-type="float">
            <text:p>0.34</text:p>
          </table:table-cell>
          <table:table-cell table:style-name="ce13" office:value-type="float" office:value="0.0018223234624145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3695652173913" calcext:value-type="float">
            <text:p>0.64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2901023890785" calcext:value-type="float">
            <text:p>1.03</text:p>
          </table:table-cell>
          <table:table-cell table:style-name="ce13" office:value-type="float" office:value="0.950248756218906" calcext:value-type="float">
            <text:p>0.95</text:p>
          </table:table-cell>
          <table:table-cell table:style-name="ce13" office:value-type="float" office:value="0.977815699658703" calcext:value-type="float">
            <text:p>0.98</text:p>
          </table:table-cell>
          <table:table-cell table:style-name="ce13" office:value-type="float" office:value="0.655371900826446" calcext:value-type="float">
            <text:p>0.66</text:p>
          </table:table-cell>
          <table:table-cell table:style-name="ce13" office:value-type="float" office:value="0.371900826446281" calcext:value-type="float">
            <text:p>0.37</text:p>
          </table:table-cell>
          <table:table-cell table:style-name="ce13" office:value-type="float" office:value="0.0119453924914676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2519774011299" calcext:value-type="float">
            <text:p>1.03</text:p>
          </table:table-cell>
          <table:table-cell table:style-name="ce13" office:value-type="float" office:value="0.946434475917557" calcext:value-type="float">
            <text:p>0.95</text:p>
          </table:table-cell>
          <table:table-cell table:style-name="ce13" office:value-type="float" office:value="0.970282485875706" calcext:value-type="float">
            <text:p>0.97</text:p>
          </table:table-cell>
          <table:table-cell table:style-name="ce13" office:value-type="float" office:value="0.599130434782609" calcext:value-type="float">
            <text:p>0.60</text:p>
          </table:table-cell>
          <table:table-cell table:style-name="ce13" office:value-type="float" office:value="0.422608695652174" calcext:value-type="float">
            <text:p>0.42</text:p>
          </table:table-cell>
          <table:table-cell table:style-name="ce13" office:value-type="float" office:value="0.0214689265536723" calcext:value-type="float">
            <text:p>0.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98310502283105" calcext:value-type="float">
            <text:p>0.98310502283105</text:p>
          </table:table-cell>
          <table:table-cell office:value-type="float" office:value="0.946237807710172" calcext:value-type="float">
            <text:p>0.946237807710172</text:p>
          </table:table-cell>
          <table:table-cell office:value-type="float" office:value="0.930251141552511" calcext:value-type="float">
            <text:p>0.930251141552511</text:p>
          </table:table-cell>
          <table:table-cell office:value-type="float" office:value="0.641129032258065" calcext:value-type="float">
            <text:p>0.641129032258065</text:p>
          </table:table-cell>
          <table:table-cell office:value-type="float" office:value="0.373387096774194" calcext:value-type="float">
            <text:p>0.373387096774194</text:p>
          </table:table-cell>
          <table:table-cell office:value-type="float" office:value="0.0514840182648402" calcext:value-type="float">
            <text:p>0.0514840182648402</text:p>
          </table:table-cell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lo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5u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0*3.6+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1 8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75 um</text:p>
          </table:table-cell>
          <table:table-cell table:style-name="ce13" office:value-type="float" office:value="1.04153318077803" calcext:value-type="float">
            <text:p>1.04</text:p>
          </table:table-cell>
          <table:table-cell table:style-name="ce13" office:value-type="float" office:value="0.906953751510491" calcext:value-type="float">
            <text:p>0.91</text:p>
          </table:table-cell>
          <table:table-cell table:style-name="ce13" office:value-type="float" office:value="0.944622425629291" calcext:value-type="float">
            <text:p>0.94</text:p>
          </table:table-cell>
          <table:table-cell table:style-name="ce13" office:value-type="float" office:value="0.358730158730159" calcext:value-type="float">
            <text:p>0.36</text:p>
          </table:table-cell>
          <table:table-cell table:style-name="ce13" office:value-type="float" office:value="0.672222222222222" calcext:value-type="float">
            <text:p>0.67</text:p>
          </table:table-cell>
          <table:table-cell table:style-name="ce13" office:value-type="float" office:value="0.022883295194508" calcext:value-type="float">
            <text:p>0.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50 um</text:p>
          </table:table-cell>
          <table:table-cell table:style-name="ce13" office:value-type="float" office:value="1.03416009019166" calcext:value-type="float">
            <text:p>1.03</text:p>
          </table:table-cell>
          <table:table-cell table:style-name="ce13" office:value-type="float" office:value="0.956829826665213" calcext:value-type="float">
            <text:p>0.96</text:p>
          </table:table-cell>
          <table:table-cell table:style-name="ce13" office:value-type="float" office:value="0.989515219842165" calcext:value-type="float">
            <text:p>0.99</text:p>
          </table:table-cell>
          <table:table-cell table:style-name="ce13" office:value-type="float" office:value="0.653097345132743" calcext:value-type="float">
            <text:p>0.65</text:p>
          </table:table-cell>
          <table:table-cell table:style-name="ce13" office:value-type="float" office:value="0.350442477876106" calcext:value-type="float">
            <text:p>0.35</text:p>
          </table:table-cell>
          <table:table-cell table:style-name="ce13" office:value-type="float" office:value="0.00338218714768884" calcext:value-type="float">
            <text:p>0.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" table:style-name="ta1">
        <table:shapes>
          <draw:frame draw:z-index="0" draw:style-name="gr1" draw:text-style-name="P1" svg:width="15.999cm" svg:height="8.999cm" svg:x="8.389cm" svg:y="0.526cm">
            <draw:object draw:notify-on-update-of-ranges="Copper.A2:Copper.A200 Copper.B2:Copper.B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000075" calcext:value-type="float">
            <text:p>7.5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1.33146" calcext:value-type="float">
            <text:p>1.33146</text:p>
          </table:table-cell>
        </table:table-row>
        <table:table-row table:style-name="ro1">
          <table:table-cell office:value-type="float" office:value="0.000375" calcext:value-type="float">
            <text:p>0.000375</text:p>
          </table:table-cell>
          <table:table-cell office:value-type="float" office:value="6.57068" calcext:value-type="float">
            <text:p>6.57068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6.29324" calcext:value-type="float">
            <text:p>6.29324</text:p>
          </table:table-cell>
        </table:table-row>
        <table:table-row table:style-name="ro1">
          <table:table-cell office:value-type="float" office:value="0.000675" calcext:value-type="float">
            <text:p>0.000675</text:p>
          </table:table-cell>
          <table:table-cell office:value-type="float" office:value="11.7812" calcext:value-type="float">
            <text:p>11.7812</text:p>
          </table:table-cell>
        </table:table-row>
        <table:table-row table:style-name="ro1">
          <table:table-cell office:value-type="float" office:value="0.000825" calcext:value-type="float">
            <text:p>0.000825</text:p>
          </table:table-cell>
          <table:table-cell office:value-type="float" office:value="14.9174" calcext:value-type="float">
            <text:p>14.9174</text:p>
          </table:table-cell>
        </table:table-row>
        <table:table-row table:style-name="ro1">
          <table:table-cell office:value-type="float" office:value="0.000975" calcext:value-type="float">
            <text:p>0.000975</text:p>
          </table:table-cell>
          <table:table-cell office:value-type="float" office:value="5.78323" calcext:value-type="float">
            <text:p>5.78323</text:p>
          </table:table-cell>
        </table:table-row>
        <table:table-row table:style-name="ro1">
          <table:table-cell office:value-type="float" office:value="0.001125" calcext:value-type="float">
            <text:p>0.001125</text:p>
          </table:table-cell>
          <table:table-cell office:value-type="float" office:value="2.53436" calcext:value-type="float">
            <text:p>2.53436</text:p>
          </table:table-cell>
        </table:table-row>
        <table:table-row table:style-name="ro1">
          <table:table-cell office:value-type="float" office:value="0.001275" calcext:value-type="float">
            <text:p>0.001275</text:p>
          </table:table-cell>
          <table:table-cell office:value-type="float" office:value="2.64052" calcext:value-type="float">
            <text:p>2.64052</text:p>
          </table:table-cell>
        </table:table-row>
        <table:table-row table:style-name="ro1">
          <table:table-cell office:value-type="float" office:value="0.001425" calcext:value-type="float">
            <text:p>0.001425</text:p>
          </table:table-cell>
          <table:table-cell office:value-type="float" office:value="4.20797" calcext:value-type="float">
            <text:p>4.20797</text:p>
          </table:table-cell>
        </table:table-row>
        <table:table-row table:style-name="ro1">
          <table:table-cell office:value-type="float" office:value="0.001575" calcext:value-type="float">
            <text:p>0.001575</text:p>
          </table:table-cell>
          <table:table-cell office:value-type="float" office:value="4.58088" calcext:value-type="float">
            <text:p>4.58088</text:p>
          </table:table-cell>
        </table:table-row>
        <table:table-row table:style-name="ro1">
          <table:table-cell office:value-type="float" office:value="0.001725" calcext:value-type="float">
            <text:p>0.001725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0.001875" calcext:value-type="float">
            <text:p>0.001875</text:p>
          </table:table-cell>
          <table:table-cell office:value-type="float" office:value="6.33373" calcext:value-type="float">
            <text:p>6.333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3.63479" calcext:value-type="float">
            <text:p>3.63479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7.60515" calcext:value-type="float">
            <text:p>7.60515</text:p>
          </table:table-cell>
        </table:table-row>
        <table:table-row table:style-name="ro1">
          <table:table-cell office:value-type="float" office:value="0.002325" calcext:value-type="float">
            <text:p>0.002325</text:p>
          </table:table-cell>
          <table:table-cell office:value-type="float" office:value="9.13418" calcext:value-type="float">
            <text:p>9.13418</text:p>
          </table:table-cell>
        </table:table-row>
        <table:table-row table:style-name="ro1">
          <table:table-cell office:value-type="float" office:value="0.002475" calcext:value-type="float">
            <text:p>0.002475</text:p>
          </table:table-cell>
          <table:table-cell office:value-type="float" office:value="8.34136" calcext:value-type="float">
            <text:p>8.34136</text:p>
          </table:table-cell>
        </table:table-row>
        <table:table-row table:style-name="ro1">
          <table:table-cell office:value-type="float" office:value="0.002625" calcext:value-type="float">
            <text:p>0.002625</text:p>
          </table:table-cell>
          <table:table-cell office:value-type="float" office:value="9.27041" calcext:value-type="float">
            <text:p>9.27041</text:p>
          </table:table-cell>
        </table:table-row>
        <table:table-row table:style-name="ro1">
          <table:table-cell office:value-type="float" office:value="0.002775" calcext:value-type="float">
            <text:p>0.002775</text:p>
          </table:table-cell>
          <table:table-cell office:value-type="float" office:value="8.5241" calcext:value-type="float">
            <text:p>8.5241</text:p>
          </table:table-cell>
        </table:table-row>
        <table:table-row table:style-name="ro1">
          <table:table-cell office:value-type="float" office:value="0.002925" calcext:value-type="float">
            <text:p>0.002925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0.003075" calcext:value-type="float">
            <text:p>0.003075</text:p>
          </table:table-cell>
          <table:table-cell office:value-type="float" office:value="10.1431" calcext:value-type="float">
            <text:p>10.1431</text:p>
          </table:table-cell>
        </table:table-row>
        <table:table-row table:style-name="ro1">
          <table:table-cell office:value-type="float" office:value="0.003225" calcext:value-type="float">
            <text:p>0.003225</text:p>
          </table:table-cell>
          <table:table-cell office:value-type="float" office:value="10.2838" calcext:value-type="float">
            <text:p>10.2838</text:p>
          </table:table-cell>
        </table:table-row>
        <table:table-row table:style-name="ro1">
          <table:table-cell office:value-type="float" office:value="0.003375" calcext:value-type="float">
            <text:p>0.003375</text:p>
          </table:table-cell>
          <table:table-cell office:value-type="float" office:value="11.0052" calcext:value-type="float">
            <text:p>11.0052</text:p>
          </table:table-cell>
        </table:table-row>
        <table:table-row table:style-name="ro1">
          <table:table-cell office:value-type="float" office:value="0.003525" calcext:value-type="float">
            <text:p>0.003525</text:p>
          </table:table-cell>
          <table:table-cell office:value-type="float" office:value="10.8099" calcext:value-type="float">
            <text:p>10.8099</text:p>
          </table:table-cell>
        </table:table-row>
        <table:table-row table:style-name="ro1">
          <table:table-cell office:value-type="float" office:value="0.003675" calcext:value-type="float">
            <text:p>0.0036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003825" calcext:value-type="float">
            <text:p>0.003825</text:p>
          </table:table-cell>
          <table:table-cell office:value-type="float" office:value="11.2973" calcext:value-type="float">
            <text:p>11.2973</text:p>
          </table:table-cell>
        </table:table-row>
        <table:table-row table:style-name="ro1">
          <table:table-cell office:value-type="float" office:value="0.003975" calcext:value-type="float">
            <text:p>0.003975</text:p>
          </table:table-cell>
          <table:table-cell office:value-type="float" office:value="10.0927" calcext:value-type="float">
            <text:p>10.0927</text:p>
          </table:table-cell>
        </table:table-row>
        <table:table-row table:style-name="ro1">
          <table:table-cell office:value-type="float" office:value="0.004125" calcext:value-type="float">
            <text:p>0.004125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 office:value-type="float" office:value="0.004275" calcext:value-type="float">
            <text:p>0.004275</text:p>
          </table:table-cell>
          <table:table-cell office:value-type="float" office:value="10.078" calcext:value-type="float">
            <text:p>10.078</text:p>
          </table:table-cell>
        </table:table-row>
        <table:table-row table:style-name="ro1">
          <table:table-cell office:value-type="float" office:value="0.004425" calcext:value-type="float">
            <text:p>0.004425</text:p>
          </table:table-cell>
          <table:table-cell office:value-type="float" office:value="9.19339" calcext:value-type="float">
            <text:p>9.19339</text:p>
          </table:table-cell>
        </table:table-row>
        <table:table-row table:style-name="ro1">
          <table:table-cell office:value-type="float" office:value="0.004575" calcext:value-type="float">
            <text:p>0.004575</text:p>
          </table:table-cell>
          <table:table-cell office:value-type="float" office:value="9.99651" calcext:value-type="float">
            <text:p>9.99651</text:p>
          </table:table-cell>
        </table:table-row>
        <table:table-row table:style-name="ro1">
          <table:table-cell office:value-type="float" office:value="0.004725" calcext:value-type="float">
            <text:p>0.004725</text:p>
          </table:table-cell>
          <table:table-cell office:value-type="float" office:value="10.5976" calcext:value-type="float">
            <text:p>10.5976</text:p>
          </table:table-cell>
        </table:table-row>
        <table:table-row table:style-name="ro1">
          <table:table-cell office:value-type="float" office:value="0.004875" calcext:value-type="float">
            <text:p>0.004875</text:p>
          </table:table-cell>
          <table:table-cell office:value-type="float" office:value="11.4259" calcext:value-type="float">
            <text:p>11.4259</text:p>
          </table:table-cell>
        </table:table-row>
        <table:table-row table:style-name="ro1">
          <table:table-cell office:value-type="float" office:value="0.005025" calcext:value-type="float">
            <text:p>0.005025</text:p>
          </table:table-cell>
          <table:table-cell office:value-type="float" office:value="11.9102" calcext:value-type="float">
            <text:p>11.9102</text:p>
          </table:table-cell>
        </table:table-row>
        <table:table-row table:style-name="ro1">
          <table:table-cell office:value-type="float" office:value="0.005175" calcext:value-type="float">
            <text:p>0.005175</text:p>
          </table:table-cell>
          <table:table-cell office:value-type="float" office:value="12.7606" calcext:value-type="float">
            <text:p>12.7606</text:p>
          </table:table-cell>
        </table:table-row>
        <table:table-row table:style-name="ro1">
          <table:table-cell office:value-type="float" office:value="0.005325" calcext:value-type="float">
            <text:p>0.005325</text:p>
          </table:table-cell>
          <table:table-cell office:value-type="float" office:value="14.7322" calcext:value-type="float">
            <text:p>14.7322</text:p>
          </table:table-cell>
        </table:table-row>
        <table:table-row table:style-name="ro1">
          <table:table-cell office:value-type="float" office:value="0.005475" calcext:value-type="float">
            <text:p>0.005475</text:p>
          </table:table-cell>
          <table:table-cell office:value-type="float" office:value="9.90073" calcext:value-type="float">
            <text:p>9.90073</text:p>
          </table:table-cell>
        </table:table-row>
        <table:table-row table:style-name="ro1">
          <table:table-cell office:value-type="float" office:value="0.005625" calcext:value-type="float">
            <text:p>0.005625</text:p>
          </table:table-cell>
          <table:table-cell office:value-type="float" office:value="11.6428" calcext:value-type="float">
            <text:p>11.6428</text:p>
          </table:table-cell>
        </table:table-row>
        <table:table-row table:style-name="ro1">
          <table:table-cell office:value-type="float" office:value="0.005775" calcext:value-type="float">
            <text:p>0.005775</text:p>
          </table:table-cell>
          <table:table-cell office:value-type="float" office:value="10.6353" calcext:value-type="float">
            <text:p>10.6353</text:p>
          </table:table-cell>
        </table:table-row>
        <table:table-row table:style-name="ro1">
          <table:table-cell office:value-type="float" office:value="0.005925" calcext:value-type="float">
            <text:p>0.005925</text:p>
          </table:table-cell>
          <table:table-cell office:value-type="float" office:value="11.9705" calcext:value-type="float">
            <text:p>11.9705</text:p>
          </table:table-cell>
        </table:table-row>
        <table:table-row table:style-name="ro1">
          <table:table-cell office:value-type="float" office:value="0.006075" calcext:value-type="float">
            <text:p>0.006075</text:p>
          </table:table-cell>
          <table:table-cell office:value-type="float" office:value="12.7048" calcext:value-type="float">
            <text:p>12.7048</text:p>
          </table:table-cell>
        </table:table-row>
        <table:table-row table:style-name="ro1">
          <table:table-cell office:value-type="float" office:value="0.006225" calcext:value-type="float">
            <text:p>0.006225</text:p>
          </table:table-cell>
          <table:table-cell office:value-type="float" office:value="9.12255" calcext:value-type="float">
            <text:p>9.12255</text:p>
          </table:table-cell>
        </table:table-row>
        <table:table-row table:style-name="ro1">
          <table:table-cell office:value-type="float" office:value="0.006375" calcext:value-type="float">
            <text:p>0.006375</text:p>
          </table:table-cell>
          <table:table-cell office:value-type="float" office:value="10.1178" calcext:value-type="float">
            <text:p>10.1178</text:p>
          </table:table-cell>
        </table:table-row>
        <table:table-row table:style-name="ro1">
          <table:table-cell office:value-type="float" office:value="0.006525" calcext:value-type="float">
            <text:p>0.006525</text:p>
          </table:table-cell>
          <table:table-cell office:value-type="float" office:value="11.6185" calcext:value-type="float">
            <text:p>11.6185</text:p>
          </table:table-cell>
        </table:table-row>
        <table:table-row table:style-name="ro1">
          <table:table-cell office:value-type="float" office:value="0.006675" calcext:value-type="float">
            <text:p>0.006675</text:p>
          </table:table-cell>
          <table:table-cell office:value-type="float" office:value="11.5051" calcext:value-type="float">
            <text:p>11.5051</text:p>
          </table:table-cell>
        </table:table-row>
        <table:table-row table:style-name="ro1">
          <table:table-cell office:value-type="float" office:value="0.006825" calcext:value-type="float">
            <text:p>0.006825</text:p>
          </table:table-cell>
          <table:table-cell office:value-type="float" office:value="11.2582" calcext:value-type="float">
            <text:p>11.2582</text:p>
          </table:table-cell>
        </table:table-row>
        <table:table-row table:style-name="ro1">
          <table:table-cell office:value-type="float" office:value="0.006975" calcext:value-type="float">
            <text:p>0.006975</text:p>
          </table:table-cell>
          <table:table-cell office:value-type="float" office:value="10.1725" calcext:value-type="float">
            <text:p>10.1725</text:p>
          </table:table-cell>
        </table:table-row>
        <table:table-row table:style-name="ro1">
          <table:table-cell office:value-type="float" office:value="0.007125" calcext:value-type="float">
            <text:p>0.007125</text:p>
          </table:table-cell>
          <table:table-cell office:value-type="float" office:value="8.31786" calcext:value-type="float">
            <text:p>8.31786</text:p>
          </table:table-cell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11.1268" calcext:value-type="float">
            <text:p>11.1268</text:p>
          </table:table-cell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10.6105" calcext:value-type="float">
            <text:p>10.6105</text:p>
          </table:table-cell>
        </table:table-row>
        <table:table-row table:style-name="ro1">
          <table:table-cell office:value-type="float" office:value="0.007575" calcext:value-type="float">
            <text:p>0.007575</text:p>
          </table:table-cell>
          <table:table-cell office:value-type="float" office:value="9.9009" calcext:value-type="float">
            <text:p>9.9009</text:p>
          </table:table-cell>
        </table:table-row>
        <table:table-row table:style-name="ro1">
          <table:table-cell office:value-type="float" office:value="0.007725" calcext:value-type="float">
            <text:p>0.007725</text:p>
          </table:table-cell>
          <table:table-cell office:value-type="float" office:value="9.31993" calcext:value-type="float">
            <text:p>9.31993</text:p>
          </table:table-cell>
        </table:table-row>
        <table:table-row table:style-name="ro1">
          <table:table-cell office:value-type="float" office:value="0.007875" calcext:value-type="float">
            <text:p>0.007875</text:p>
          </table:table-cell>
          <table:table-cell office:value-type="float" office:value="11.2613" calcext:value-type="float">
            <text:p>11.2613</text:p>
          </table:table-cell>
        </table:table-row>
        <table:table-row table:style-name="ro1">
          <table:table-cell office:value-type="float" office:value="0.008025" calcext:value-type="float">
            <text:p>0.008025</text:p>
          </table:table-cell>
          <table:table-cell office:value-type="float" office:value="101.399" calcext:value-type="float">
            <text:p>101.399</text:p>
          </table:table-cell>
        </table:table-row>
        <table:table-row table:style-name="ro1">
          <table:table-cell office:value-type="float" office:value="0.008175" calcext:value-type="float">
            <text:p>0.008175</text:p>
          </table:table-cell>
          <table:table-cell office:value-type="float" office:value="9.56946" calcext:value-type="float">
            <text:p>9.56946</text:p>
          </table:table-cell>
        </table:table-row>
        <table:table-row table:style-name="ro1">
          <table:table-cell office:value-type="float" office:value="0.008325" calcext:value-type="float">
            <text:p>0.008325</text:p>
          </table:table-cell>
          <table:table-cell office:value-type="float" office:value="6.98622" calcext:value-type="float">
            <text:p>6.98622</text:p>
          </table:table-cell>
        </table:table-row>
        <table:table-row table:style-name="ro1">
          <table:table-cell office:value-type="float" office:value="0.008475" calcext:value-type="float">
            <text:p>0.008475</text:p>
          </table:table-cell>
          <table:table-cell office:value-type="float" office:value="9.94345" calcext:value-type="float">
            <text:p>9.94345</text:p>
          </table:table-cell>
        </table:table-row>
        <table:table-row table:style-name="ro1">
          <table:table-cell office:value-type="float" office:value="0.008625" calcext:value-type="float">
            <text:p>0.008625</text:p>
          </table:table-cell>
          <table:table-cell office:value-type="float" office:value="9.93794" calcext:value-type="float">
            <text:p>9.93794</text:p>
          </table:table-cell>
        </table:table-row>
        <table:table-row table:style-name="ro1">
          <table:table-cell office:value-type="float" office:value="0.008775" calcext:value-type="float">
            <text:p>0.008775</text:p>
          </table:table-cell>
          <table:table-cell office:value-type="float" office:value="10.9506" calcext:value-type="float">
            <text:p>10.9506</text:p>
          </table:table-cell>
        </table:table-row>
        <table:table-row table:style-name="ro1">
          <table:table-cell office:value-type="float" office:value="0.008925" calcext:value-type="float">
            <text:p>0.008925</text:p>
          </table:table-cell>
          <table:table-cell office:value-type="float" office:value="19.2384" calcext:value-type="float">
            <text:p>19.2384</text:p>
          </table:table-cell>
        </table:table-row>
        <table:table-row table:style-name="ro1">
          <table:table-cell office:value-type="float" office:value="0.009075" calcext:value-type="float">
            <text:p>0.009075</text:p>
          </table:table-cell>
          <table:table-cell office:value-type="float" office:value="4.32936" calcext:value-type="float">
            <text:p>4.32936</text:p>
          </table:table-cell>
        </table:table-row>
        <table:table-row table:style-name="ro1">
          <table:table-cell office:value-type="float" office:value="0.009225" calcext:value-type="float">
            <text:p>0.009225</text:p>
          </table:table-cell>
          <table:table-cell office:value-type="float" office:value="3.84831" calcext:value-type="float">
            <text:p>3.84831</text:p>
          </table:table-cell>
        </table:table-row>
        <table:table-row table:style-name="ro1">
          <table:table-cell office:value-type="float" office:value="0.009375" calcext:value-type="float">
            <text:p>0.009375</text:p>
          </table:table-cell>
          <table:table-cell office:value-type="float" office:value="4.70923" calcext:value-type="float">
            <text:p>4.70923</text:p>
          </table:table-cell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office:value-type="float" office:value="4.75681" calcext:value-type="float">
            <text:p>4.75681</text:p>
          </table:table-cell>
        </table:table-row>
        <table:table-row table:style-name="ro1">
          <table:table-cell office:value-type="float" office:value="0.009675" calcext:value-type="float">
            <text:p>0.009675</text:p>
          </table:table-cell>
          <table:table-cell office:value-type="float" office:value="5.62646" calcext:value-type="float">
            <text:p>5.62646</text:p>
          </table:table-cell>
        </table:table-row>
        <table:table-row table:style-name="ro1">
          <table:table-cell office:value-type="float" office:value="0.009825" calcext:value-type="float">
            <text:p>0.009825</text:p>
          </table:table-cell>
          <table:table-cell office:value-type="float" office:value="5.81993" calcext:value-type="float">
            <text:p>5.81993</text:p>
          </table:table-cell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5.05202" calcext:value-type="float">
            <text:p>5.05202</text:p>
          </table:table-cell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3.42625" calcext:value-type="float">
            <text:p>3.42625</text:p>
          </table:table-cell>
        </table:table-row>
        <table:table-row table:style-name="ro1">
          <table:table-cell office:value-type="float" office:value="0.010275" calcext:value-type="float">
            <text:p>0.010275</text:p>
          </table:table-cell>
          <table:table-cell office:value-type="float" office:value="5.59168" calcext:value-type="float">
            <text:p>5.59168</text:p>
          </table:table-cell>
        </table:table-row>
        <table:table-row table:style-name="ro1">
          <table:table-cell office:value-type="float" office:value="0.010425" calcext:value-type="float">
            <text:p>0.010425</text:p>
          </table:table-cell>
          <table:table-cell office:value-type="float" office:value="4.9603" calcext:value-type="float">
            <text:p>4.9603</text:p>
          </table:table-cell>
        </table:table-row>
        <table:table-row table:style-name="ro1">
          <table:table-cell office:value-type="float" office:value="0.010575" calcext:value-type="float">
            <text:p>0.010575</text:p>
          </table:table-cell>
          <table:table-cell office:value-type="float" office:value="6.10109" calcext:value-type="float">
            <text:p>6.10109</text:p>
          </table:table-cell>
        </table:table-row>
        <table:table-row table:style-name="ro1">
          <table:table-cell office:value-type="float" office:value="0.010725" calcext:value-type="float">
            <text:p>0.010725</text:p>
          </table:table-cell>
          <table:table-cell office:value-type="float" office:value="6.12856" calcext:value-type="float">
            <text:p>6.12856</text:p>
          </table:table-cell>
        </table:table-row>
        <table:table-row table:style-name="ro1">
          <table:table-cell office:value-type="float" office:value="0.010875" calcext:value-type="float">
            <text:p>0.010875</text:p>
          </table:table-cell>
          <table:table-cell office:value-type="float" office:value="4.64693" calcext:value-type="float">
            <text:p>4.64693</text:p>
          </table:table-cell>
        </table:table-row>
        <table:table-row table:style-name="ro1">
          <table:table-cell office:value-type="float" office:value="0.011025" calcext:value-type="float">
            <text:p>0.011025</text:p>
          </table:table-cell>
          <table:table-cell office:value-type="float" office:value="6.46951" calcext:value-type="float">
            <text:p>6.46951</text:p>
          </table:table-cell>
        </table:table-row>
        <table:table-row table:style-name="ro1">
          <table:table-cell office:value-type="float" office:value="0.011175" calcext:value-type="float">
            <text:p>0.011175</text:p>
          </table:table-cell>
          <table:table-cell office:value-type="float" office:value="5.2705" calcext:value-type="float">
            <text:p>5.2705</text:p>
          </table:table-cell>
        </table:table-row>
        <table:table-row table:style-name="ro1">
          <table:table-cell office:value-type="float" office:value="0.011325" calcext:value-type="float">
            <text:p>0.011325</text:p>
          </table:table-cell>
          <table:table-cell office:value-type="float" office:value="4.66406" calcext:value-type="float">
            <text:p>4.66406</text:p>
          </table:table-cell>
        </table:table-row>
        <table:table-row table:style-name="ro1">
          <table:table-cell office:value-type="float" office:value="0.011475" calcext:value-type="float">
            <text:p>0.011475</text:p>
          </table:table-cell>
          <table:table-cell office:value-type="float" office:value="5.13917" calcext:value-type="float">
            <text:p>5.13917</text:p>
          </table:table-cell>
        </table:table-row>
        <table:table-row table:style-name="ro1">
          <table:table-cell office:value-type="float" office:value="0.011625" calcext:value-type="float">
            <text:p>0.011625</text:p>
          </table:table-cell>
          <table:table-cell office:value-type="float" office:value="4.98545" calcext:value-type="float">
            <text:p>4.98545</text:p>
          </table:table-cell>
        </table:table-row>
        <table:table-row table:style-name="ro1">
          <table:table-cell office:value-type="float" office:value="0.011775" calcext:value-type="float">
            <text:p>0.011775</text:p>
          </table:table-cell>
          <table:table-cell office:value-type="float" office:value="4.7003" calcext:value-type="float">
            <text:p>4.7003</text:p>
          </table:table-cell>
        </table:table-row>
        <table:table-row table:style-name="ro1">
          <table:table-cell office:value-type="float" office:value="0.011925" calcext:value-type="float">
            <text:p>0.011925</text:p>
          </table:table-cell>
          <table:table-cell office:value-type="float" office:value="3.53021" calcext:value-type="float">
            <text:p>3.53021</text:p>
          </table:table-cell>
        </table:table-row>
        <table:table-row table:style-name="ro1">
          <table:table-cell office:value-type="float" office:value="0.012075" calcext:value-type="float">
            <text:p>0.012075</text:p>
          </table:table-cell>
          <table:table-cell office:value-type="float" office:value="3.69067" calcext:value-type="float">
            <text:p>3.69067</text:p>
          </table:table-cell>
        </table:table-row>
        <table:table-row table:style-name="ro1">
          <table:table-cell office:value-type="float" office:value="0.012225" calcext:value-type="float">
            <text:p>0.012225</text:p>
          </table:table-cell>
          <table:table-cell office:value-type="float" office:value="4.35147" calcext:value-type="float">
            <text:p>4.35147</text:p>
          </table:table-cell>
        </table:table-row>
        <table:table-row table:style-name="ro1">
          <table:table-cell office:value-type="float" office:value="0.012375" calcext:value-type="float">
            <text:p>0.012375</text:p>
          </table:table-cell>
          <table:table-cell office:value-type="float" office:value="4.15203" calcext:value-type="float">
            <text:p>4.15203</text:p>
          </table:table-cell>
        </table:table-row>
        <table:table-row table:style-name="ro1">
          <table:table-cell office:value-type="float" office:value="0.012525" calcext:value-type="float">
            <text:p>0.012525</text:p>
          </table:table-cell>
          <table:table-cell office:value-type="float" office:value="4.75473" calcext:value-type="float">
            <text:p>4.75473</text:p>
          </table:table-cell>
        </table:table-row>
        <table:table-row table:style-name="ro1">
          <table:table-cell office:value-type="float" office:value="0.012675" calcext:value-type="float">
            <text:p>0.012675</text:p>
          </table:table-cell>
          <table:table-cell office:value-type="float" office:value="4.09391" calcext:value-type="float">
            <text:p>4.09391</text:p>
          </table:table-cell>
        </table:table-row>
        <table:table-row table:style-name="ro1">
          <table:table-cell office:value-type="float" office:value="0.012825" calcext:value-type="float">
            <text:p>0.012825</text:p>
          </table:table-cell>
          <table:table-cell office:value-type="float" office:value="5.92514" calcext:value-type="float">
            <text:p>5.92514</text:p>
          </table:table-cell>
        </table:table-row>
        <table:table-row table:style-name="ro1">
          <table:table-cell office:value-type="float" office:value="0.012975" calcext:value-type="float">
            <text:p>0.012975</text:p>
          </table:table-cell>
          <table:table-cell office:value-type="float" office:value="4.96655" calcext:value-type="float">
            <text:p>4.96655</text:p>
          </table:table-cell>
        </table:table-row>
        <table:table-row table:style-name="ro1">
          <table:table-cell office:value-type="float" office:value="0.013125" calcext:value-type="float">
            <text:p>0.013125</text:p>
          </table:table-cell>
          <table:table-cell office:value-type="float" office:value="4.00824" calcext:value-type="float">
            <text:p>4.00824</text:p>
          </table:table-cell>
        </table:table-row>
        <table:table-row table:style-name="ro1">
          <table:table-cell office:value-type="float" office:value="0.013275" calcext:value-type="float">
            <text:p>0.013275</text:p>
          </table:table-cell>
          <table:table-cell office:value-type="float" office:value="4.57383" calcext:value-type="float">
            <text:p>4.57383</text:p>
          </table:table-cell>
        </table:table-row>
        <table:table-row table:style-name="ro1">
          <table:table-cell office:value-type="float" office:value="0.013425" calcext:value-type="float">
            <text:p>0.013425</text:p>
          </table:table-cell>
          <table:table-cell office:value-type="float" office:value="3.89518" calcext:value-type="float">
            <text:p>3.89518</text:p>
          </table:table-cell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4.02578" calcext:value-type="float">
            <text:p>4.02578</text:p>
          </table:table-cell>
        </table:table-row>
        <table:table-row table:style-name="ro1">
          <table:table-cell office:value-type="float" office:value="0.013725" calcext:value-type="float">
            <text:p>0.013725</text:p>
          </table:table-cell>
          <table:table-cell office:value-type="float" office:value="4.36593" calcext:value-type="float">
            <text:p>4.36593</text:p>
          </table:table-cell>
        </table:table-row>
        <table:table-row table:style-name="ro1">
          <table:table-cell office:value-type="float" office:value="0.013875" calcext:value-type="float">
            <text:p>0.013875</text:p>
          </table:table-cell>
          <table:table-cell office:value-type="float" office:value="4.25603" calcext:value-type="float">
            <text:p>4.25603</text:p>
          </table:table-cell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4.09674" calcext:value-type="float">
            <text:p>4.09674</text:p>
          </table:table-cell>
        </table:table-row>
        <table:table-row table:style-name="ro1">
          <table:table-cell office:value-type="float" office:value="0.014175" calcext:value-type="float">
            <text:p>0.014175</text:p>
          </table:table-cell>
          <table:table-cell office:value-type="float" office:value="5.17258" calcext:value-type="float">
            <text:p>5.17258</text:p>
          </table:table-cell>
        </table:table-row>
        <table:table-row table:style-name="ro1">
          <table:table-cell office:value-type="float" office:value="0.014325" calcext:value-type="float">
            <text:p>0.014325</text:p>
          </table:table-cell>
          <table:table-cell office:value-type="float" office:value="4.08656" calcext:value-type="float">
            <text:p>4.08656</text:p>
          </table:table-cell>
        </table:table-row>
        <table:table-row table:style-name="ro1">
          <table:table-cell office:value-type="float" office:value="0.014475" calcext:value-type="float">
            <text:p>0.014475</text:p>
          </table:table-cell>
          <table:table-cell office:value-type="float" office:value="3.91305" calcext:value-type="float">
            <text:p>3.91305</text:p>
          </table:table-cell>
        </table:table-row>
        <table:table-row table:style-name="ro1">
          <table:table-cell office:value-type="float" office:value="0.014625" calcext:value-type="float">
            <text:p>0.014625</text:p>
          </table:table-cell>
          <table:table-cell office:value-type="float" office:value="5.01027" calcext:value-type="float">
            <text:p>5.01027</text:p>
          </table:table-cell>
        </table:table-row>
        <table:table-row table:style-name="ro1">
          <table:table-cell office:value-type="float" office:value="0.014775" calcext:value-type="float">
            <text:p>0.014775</text:p>
          </table:table-cell>
          <table:table-cell office:value-type="float" office:value="3.90899" calcext:value-type="float">
            <text:p>3.90899</text:p>
          </table:table-cell>
        </table:table-row>
        <table:table-row table:style-name="ro1">
          <table:table-cell office:value-type="float" office:value="0.014925" calcext:value-type="float">
            <text:p>0.014925</text:p>
          </table:table-cell>
          <table:table-cell office:value-type="float" office:value="3.85201" calcext:value-type="float">
            <text:p>3.85201</text:p>
          </table:table-cell>
        </table:table-row>
        <table:table-row table:style-name="ro1">
          <table:table-cell office:value-type="float" office:value="0.015075" calcext:value-type="float">
            <text:p>0.015075</text:p>
          </table:table-cell>
          <table:table-cell office:value-type="float" office:value="3.09568" calcext:value-type="float">
            <text:p>3.09568</text:p>
          </table:table-cell>
        </table:table-row>
        <table:table-row table:style-name="ro1">
          <table:table-cell office:value-type="float" office:value="0.015225" calcext:value-type="float">
            <text:p>0.015225</text:p>
          </table:table-cell>
          <table:table-cell office:value-type="float" office:value="3.37621" calcext:value-type="float">
            <text:p>3.37621</text:p>
          </table:table-cell>
        </table:table-row>
        <table:table-row table:style-name="ro1">
          <table:table-cell office:value-type="float" office:value="0.015375" calcext:value-type="float">
            <text:p>0.015375</text:p>
          </table:table-cell>
          <table:table-cell office:value-type="float" office:value="3.68932" calcext:value-type="float">
            <text:p>3.68932</text:p>
          </table:table-cell>
        </table:table-row>
        <table:table-row table:style-name="ro1">
          <table:table-cell office:value-type="float" office:value="0.015525" calcext:value-type="float">
            <text:p>0.015525</text:p>
          </table:table-cell>
          <table:table-cell office:value-type="float" office:value="3.1058" calcext:value-type="float">
            <text:p>3.1058</text:p>
          </table:table-cell>
        </table:table-row>
        <table:table-row table:style-name="ro1">
          <table:table-cell office:value-type="float" office:value="0.015675" calcext:value-type="float">
            <text:p>0.015675</text:p>
          </table:table-cell>
          <table:table-cell office:value-type="float" office:value="4.73493" calcext:value-type="float">
            <text:p>4.73493</text:p>
          </table:table-cell>
        </table:table-row>
        <table:table-row table:style-name="ro1">
          <table:table-cell office:value-type="float" office:value="0.015825" calcext:value-type="float">
            <text:p>0.015825</text:p>
          </table:table-cell>
          <table:table-cell office:value-type="float" office:value="3.72389" calcext:value-type="float">
            <text:p>3.72389</text:p>
          </table:table-cell>
        </table:table-row>
        <table:table-row table:style-name="ro1">
          <table:table-cell office:value-type="float" office:value="0.015975" calcext:value-type="float">
            <text:p>0.015975</text:p>
          </table:table-cell>
          <table:table-cell office:value-type="float" office:value="3.80476" calcext:value-type="float">
            <text:p>3.80476</text:p>
          </table:table-cell>
        </table:table-row>
        <table:table-row table:style-name="ro1">
          <table:table-cell office:value-type="float" office:value="0.016125" calcext:value-type="float">
            <text:p>0.016125</text:p>
          </table:table-cell>
          <table:table-cell office:value-type="float" office:value="3.53189" calcext:value-type="float">
            <text:p>3.53189</text:p>
          </table:table-cell>
        </table:table-row>
        <table:table-row table:style-name="ro1">
          <table:table-cell office:value-type="float" office:value="0.016275" calcext:value-type="float">
            <text:p>0.016275</text:p>
          </table:table-cell>
          <table:table-cell office:value-type="float" office:value="2.88251" calcext:value-type="float">
            <text:p>2.88251</text:p>
          </table:table-cell>
        </table:table-row>
        <table:table-row table:style-name="ro1">
          <table:table-cell office:value-type="float" office:value="0.016425" calcext:value-type="float">
            <text:p>0.016425</text:p>
          </table:table-cell>
          <table:table-cell office:value-type="float" office:value="3.9526" calcext:value-type="float">
            <text:p>3.9526</text:p>
          </table:table-cell>
        </table:table-row>
        <table:table-row table:style-name="ro1">
          <table:table-cell office:value-type="float" office:value="0.016575" calcext:value-type="float">
            <text:p>0.016575</text:p>
          </table:table-cell>
          <table:table-cell office:value-type="float" office:value="3.29756" calcext:value-type="float">
            <text:p>3.29756</text:p>
          </table:table-cell>
        </table:table-row>
        <table:table-row table:style-name="ro1">
          <table:table-cell office:value-type="float" office:value="0.016725" calcext:value-type="float">
            <text:p>0.016725</text:p>
          </table:table-cell>
          <table:table-cell office:value-type="float" office:value="4.3926" calcext:value-type="float">
            <text:p>4.3926</text:p>
          </table:table-cell>
        </table:table-row>
        <table:table-row table:style-name="ro1">
          <table:table-cell office:value-type="float" office:value="0.016875" calcext:value-type="float">
            <text:p>0.016875</text:p>
          </table:table-cell>
          <table:table-cell office:value-type="float" office:value="2.57193" calcext:value-type="float">
            <text:p>2.57193</text:p>
          </table:table-cell>
        </table:table-row>
        <table:table-row table:style-name="ro1">
          <table:table-cell office:value-type="float" office:value="0.017025" calcext:value-type="float">
            <text:p>0.017025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0.017175" calcext:value-type="float">
            <text:p>0.017175</text:p>
          </table:table-cell>
          <table:table-cell office:value-type="float" office:value="3.06572" calcext:value-type="float">
            <text:p>3.06572</text:p>
          </table:table-cell>
        </table:table-row>
        <table:table-row table:style-name="ro1">
          <table:table-cell office:value-type="float" office:value="0.017325" calcext:value-type="float">
            <text:p>0.017325</text:p>
          </table:table-cell>
          <table:table-cell office:value-type="float" office:value="4.03824" calcext:value-type="float">
            <text:p>4.03824</text:p>
          </table:table-cell>
        </table:table-row>
        <table:table-row table:style-name="ro1">
          <table:table-cell office:value-type="float" office:value="0.017475" calcext:value-type="float">
            <text:p>0.017475</text:p>
          </table:table-cell>
          <table:table-cell office:value-type="float" office:value="2.73794" calcext:value-type="float">
            <text:p>2.73794</text:p>
          </table:table-cell>
        </table:table-row>
        <table:table-row table:style-name="ro1">
          <table:table-cell office:value-type="float" office:value="0.017625" calcext:value-type="float">
            <text:p>0.017625</text:p>
          </table:table-cell>
          <table:table-cell office:value-type="float" office:value="4.36863" calcext:value-type="float">
            <text:p>4.36863</text:p>
          </table:table-cell>
        </table:table-row>
        <table:table-row table:style-name="ro1">
          <table:table-cell office:value-type="float" office:value="0.017775" calcext:value-type="float">
            <text:p>0.017775</text:p>
          </table:table-cell>
          <table:table-cell office:value-type="float" office:value="2.54908" calcext:value-type="float">
            <text:p>2.54908</text:p>
          </table:table-cell>
        </table:table-row>
        <table:table-row table:style-name="ro1">
          <table:table-cell office:value-type="float" office:value="0.017925" calcext:value-type="float">
            <text:p>0.017925</text:p>
          </table:table-cell>
          <table:table-cell office:value-type="float" office:value="3.24875" calcext:value-type="float">
            <text:p>3.24875</text:p>
          </table:table-cell>
        </table:table-row>
        <table:table-row table:style-name="ro1">
          <table:table-cell office:value-type="float" office:value="0.018075" calcext:value-type="float">
            <text:p>0.018075</text:p>
          </table:table-cell>
          <table:table-cell office:value-type="float" office:value="2.95966" calcext:value-type="float">
            <text:p>2.95966</text:p>
          </table:table-cell>
        </table:table-row>
        <table:table-row table:style-name="ro1">
          <table:table-cell office:value-type="float" office:value="0.018225" calcext:value-type="float">
            <text:p>0.018225</text:p>
          </table:table-cell>
          <table:table-cell office:value-type="float" office:value="3.47827" calcext:value-type="float">
            <text:p>3.47827</text:p>
          </table:table-cell>
        </table:table-row>
        <table:table-row table:style-name="ro1">
          <table:table-cell office:value-type="float" office:value="0.018375" calcext:value-type="float">
            <text:p>0.018375</text:p>
          </table:table-cell>
          <table:table-cell office:value-type="float" office:value="1.78293" calcext:value-type="float">
            <text:p>1.78293</text:p>
          </table:table-cell>
        </table:table-row>
        <table:table-row table:style-name="ro1">
          <table:table-cell office:value-type="float" office:value="0.018525" calcext:value-type="float">
            <text:p>0.018525</text:p>
          </table:table-cell>
          <table:table-cell office:value-type="float" office:value="3.73602" calcext:value-type="float">
            <text:p>3.73602</text:p>
          </table:table-cell>
        </table:table-row>
        <table:table-row table:style-name="ro1">
          <table:table-cell office:value-type="float" office:value="0.018675" calcext:value-type="float">
            <text:p>0.018675</text:p>
          </table:table-cell>
          <table:table-cell office:value-type="float" office:value="2.88137" calcext:value-type="float">
            <text:p>2.88137</text:p>
          </table:table-cell>
        </table:table-row>
        <table:table-row table:style-name="ro1">
          <table:table-cell office:value-type="float" office:value="0.018825" calcext:value-type="float">
            <text:p>0.018825</text:p>
          </table:table-cell>
          <table:table-cell office:value-type="float" office:value="2.92068" calcext:value-type="float">
            <text:p>2.92068</text:p>
          </table:table-cell>
        </table:table-row>
        <table:table-row table:style-name="ro1">
          <table:table-cell office:value-type="float" office:value="0.018975" calcext:value-type="float">
            <text:p>0.018975</text:p>
          </table:table-cell>
          <table:table-cell office:value-type="float" office:value="3.37226" calcext:value-type="float">
            <text:p>3.37226</text:p>
          </table:table-cell>
        </table:table-row>
        <table:table-row table:style-name="ro1">
          <table:table-cell office:value-type="float" office:value="0.019125" calcext:value-type="float">
            <text:p>0.019125</text:p>
          </table:table-cell>
          <table:table-cell office:value-type="float" office:value="2.74424" calcext:value-type="float">
            <text:p>2.74424</text:p>
          </table:table-cell>
        </table:table-row>
        <table:table-row table:style-name="ro1">
          <table:table-cell office:value-type="float" office:value="0.019275" calcext:value-type="float">
            <text:p>0.019275</text:p>
          </table:table-cell>
          <table:table-cell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3.60309" calcext:value-type="float">
            <text:p>3.60309</text:p>
          </table:table-cell>
        </table:table-row>
        <table:table-row table:style-name="ro1">
          <table:table-cell office:value-type="float" office:value="0.019575" calcext:value-type="float">
            <text:p>0.019575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>
          <table:table-cell office:value-type="float" office:value="0.019725" calcext:value-type="float">
            <text:p>0.019725</text:p>
          </table:table-cell>
          <table:table-cell office:value-type="float" office:value="2.68875" calcext:value-type="float">
            <text:p>2.68875</text:p>
          </table:table-cell>
        </table:table-row>
        <table:table-row table:style-name="ro1">
          <table:table-cell office:value-type="float" office:value="0.019875" calcext:value-type="float">
            <text:p>0.019875</text:p>
          </table:table-cell>
          <table:table-cell office:value-type="float" office:value="3.23404" calcext:value-type="float">
            <text:p>3.23404</text:p>
          </table:table-cell>
        </table:table-row>
        <table:table-row table:style-name="ro1">
          <table:table-cell office:value-type="float" office:value="0.020025" calcext:value-type="float">
            <text:p>0.020025</text:p>
          </table:table-cell>
          <table:table-cell office:value-type="float" office:value="2.31434" calcext:value-type="float">
            <text:p>2.31434</text:p>
          </table:table-cell>
        </table:table-row>
        <table:table-row table:style-name="ro1">
          <table:table-cell office:value-type="float" office:value="0.020175" calcext:value-type="float">
            <text:p>0.020175</text:p>
          </table:table-cell>
          <table:table-cell office:value-type="float" office:value="4.09102" calcext:value-type="float">
            <text:p>4.09102</text:p>
          </table:table-cell>
        </table:table-row>
        <table:table-row table:style-name="ro1">
          <table:table-cell office:value-type="float" office:value="0.020325" calcext:value-type="float">
            <text:p>0.020325</text:p>
          </table:table-cell>
          <table:table-cell office:value-type="float" office:value="2.8089" calcext:value-type="float">
            <text:p>2.8089</text:p>
          </table:table-cell>
        </table:table-row>
        <table:table-row table:style-name="ro1">
          <table:table-cell office:value-type="float" office:value="0.020475" calcext:value-type="float">
            <text:p>0.020475</text:p>
          </table:table-cell>
          <table:table-cell office:value-type="float" office:value="3.67747" calcext:value-type="float">
            <text:p>3.67747</text:p>
          </table:table-cell>
        </table:table-row>
        <table:table-row table:style-name="ro1">
          <table:table-cell office:value-type="float" office:value="0.020625" calcext:value-type="float">
            <text:p>0.020625</text:p>
          </table:table-cell>
          <table:table-cell office:value-type="float" office:value="1.99274" calcext:value-type="float">
            <text:p>1.99274</text:p>
          </table:table-cell>
        </table:table-row>
        <table:table-row table:style-name="ro1">
          <table:table-cell office:value-type="float" office:value="0.020775" calcext:value-type="float">
            <text:p>0.020775</text:p>
          </table:table-cell>
          <table:table-cell office:value-type="float" office:value="2.59743" calcext:value-type="float">
            <text:p>2.59743</text:p>
          </table:table-cell>
        </table:table-row>
        <table:table-row table:style-name="ro1">
          <table:table-cell office:value-type="float" office:value="0.020925" calcext:value-type="float">
            <text:p>0.020925</text:p>
          </table:table-cell>
          <table:table-cell office:value-type="float" office:value="2.60616" calcext:value-type="float">
            <text:p>2.60616</text:p>
          </table:table-cell>
        </table:table-row>
        <table:table-row table:style-name="ro1">
          <table:table-cell office:value-type="float" office:value="0.021075" calcext:value-type="float">
            <text:p>0.021075</text:p>
          </table:table-cell>
          <table:table-cell office:value-type="float" office:value="3.01088" calcext:value-type="float">
            <text:p>3.01088</text:p>
          </table:table-cell>
        </table:table-row>
        <table:table-row table:style-name="ro1">
          <table:table-cell office:value-type="float" office:value="0.021225" calcext:value-type="float">
            <text:p>0.021225</text:p>
          </table:table-cell>
          <table:table-cell office:value-type="float" office:value="2.65907" calcext:value-type="float">
            <text:p>2.65907</text:p>
          </table:table-cell>
        </table:table-row>
        <table:table-row table:style-name="ro1">
          <table:table-cell office:value-type="float" office:value="0.021375" calcext:value-type="float">
            <text:p>0.021375</text:p>
          </table:table-cell>
          <table:table-cell office:value-type="float" office:value="2.17615" calcext:value-type="float">
            <text:p>2.17615</text:p>
          </table:table-cell>
        </table:table-row>
        <table:table-row table:style-name="ro1">
          <table:table-cell office:value-type="float" office:value="0.021525" calcext:value-type="float">
            <text:p>0.021525</text:p>
          </table:table-cell>
          <table:table-cell office:value-type="float" office:value="2.11177" calcext:value-type="float">
            <text:p>2.11177</text:p>
          </table:table-cell>
        </table:table-row>
        <table:table-row table:style-name="ro1">
          <table:table-cell office:value-type="float" office:value="0.021675" calcext:value-type="float">
            <text:p>0.021675</text:p>
          </table:table-cell>
          <table:table-cell office:value-type="float" office:value="2.8645" calcext:value-type="float">
            <text:p>2.8645</text:p>
          </table:table-cell>
        </table:table-row>
        <table:table-row table:style-name="ro1">
          <table:table-cell office:value-type="float" office:value="0.021825" calcext:value-type="float">
            <text:p>0.021825</text:p>
          </table:table-cell>
          <table:table-cell office:value-type="float" office:value="1.12622" calcext:value-type="float">
            <text:p>1.12622</text:p>
          </table:table-cell>
        </table:table-row>
        <table:table-row table:style-name="ro1">
          <table:table-cell office:value-type="float" office:value="0.021975" calcext:value-type="float">
            <text:p>0.021975</text:p>
          </table:table-cell>
          <table:table-cell office:value-type="float" office:value="2.00846" calcext:value-type="float">
            <text:p>2.00846</text:p>
          </table:table-cell>
        </table:table-row>
        <table:table-row table:style-name="ro1">
          <table:table-cell office:value-type="float" office:value="0.022125" calcext:value-type="float">
            <text:p>0.022125</text:p>
          </table:table-cell>
          <table:table-cell office:value-type="float" office:value="2.63008" calcext:value-type="float">
            <text:p>2.63008</text:p>
          </table:table-cell>
        </table:table-row>
        <table:table-row table:style-name="ro1">
          <table:table-cell office:value-type="float" office:value="0.022275" calcext:value-type="float">
            <text:p>0.022275</text:p>
          </table:table-cell>
          <table:table-cell office:value-type="float" office:value="2.92118" calcext:value-type="float">
            <text:p>2.92118</text:p>
          </table:table-cell>
        </table:table-row>
        <table:table-row table:style-name="ro1">
          <table:table-cell office:value-type="float" office:value="0.022425" calcext:value-type="float">
            <text:p>0.022425</text:p>
          </table:table-cell>
          <table:table-cell office:value-type="float" office:value="1.84263" calcext:value-type="float">
            <text:p>1.84263</text:p>
          </table:table-cell>
        </table:table-row>
        <table:table-row table:style-name="ro1">
          <table:table-cell office:value-type="float" office:value="0.022575" calcext:value-type="float">
            <text:p>0.022575</text:p>
          </table:table-cell>
          <table:table-cell office:value-type="float" office:value="3.16864" calcext:value-type="float">
            <text:p>3.16864</text:p>
          </table:table-cell>
        </table:table-row>
        <table:table-row table:style-name="ro1">
          <table:table-cell office:value-type="float" office:value="0.022725" calcext:value-type="float">
            <text:p>0.022725</text:p>
          </table:table-cell>
          <table:table-cell office:value-type="float" office:value="2.9028" calcext:value-type="float">
            <text:p>2.9028</text:p>
          </table:table-cell>
        </table:table-row>
        <table:table-row table:style-name="ro1">
          <table:table-cell office:value-type="float" office:value="0.022875" calcext:value-type="float">
            <text:p>0.022875</text:p>
          </table:table-cell>
          <table:table-cell office:value-type="float" office:value="2.79791" calcext:value-type="float">
            <text:p>2.79791</text:p>
          </table:table-cell>
        </table:table-row>
        <table:table-row table:style-name="ro1">
          <table:table-cell office:value-type="float" office:value="0.023025" calcext:value-type="float">
            <text:p>0.023025</text:p>
          </table:table-cell>
          <table:table-cell office:value-type="float" office:value="2.69345" calcext:value-type="float">
            <text:p>2.69345</text:p>
          </table:table-cell>
        </table:table-row>
        <table:table-row table:style-name="ro1">
          <table:table-cell office:value-type="float" office:value="0.023175" calcext:value-type="float">
            <text:p>0.023175</text:p>
          </table:table-cell>
          <table:table-cell office:value-type="float" office:value="2.12084" calcext:value-type="float">
            <text:p>2.12084</text:p>
          </table:table-cell>
        </table:table-row>
        <table:table-row table:style-name="ro1">
          <table:table-cell office:value-type="float" office:value="0.023325" calcext:value-type="float">
            <text:p>0.023325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0.023475" calcext:value-type="float">
            <text:p>0.023475</text:p>
          </table:table-cell>
          <table:table-cell office:value-type="float" office:value="2.20752" calcext:value-type="float">
            <text:p>2.20752</text:p>
          </table:table-cell>
        </table:table-row>
        <table:table-row table:style-name="ro1">
          <table:table-cell office:value-type="float" office:value="0.023625" calcext:value-type="float">
            <text:p>0.023625</text:p>
          </table:table-cell>
          <table:table-cell office:value-type="float" office:value="2.97025" calcext:value-type="float">
            <text:p>2.97025</text:p>
          </table:table-cell>
        </table:table-row>
        <table:table-row table:style-name="ro1">
          <table:table-cell office:value-type="float" office:value="0.023775" calcext:value-type="float">
            <text:p>0.023775</text:p>
          </table:table-cell>
          <table:table-cell office:value-type="float" office:value="1.62358" calcext:value-type="float">
            <text:p>1.62358</text:p>
          </table:table-cell>
        </table:table-row>
        <table:table-row table:style-name="ro1">
          <table:table-cell office:value-type="float" office:value="0.023925" calcext:value-type="float">
            <text:p>0.023925</text:p>
          </table:table-cell>
          <table:table-cell office:value-type="float" office:value="2.00422" calcext:value-type="float">
            <text:p>2.00422</text:p>
          </table:table-cell>
        </table:table-row>
        <table:table-row table:style-name="ro1">
          <table:table-cell office:value-type="float" office:value="0.024075" calcext:value-type="float">
            <text:p>0.024075</text:p>
          </table:table-cell>
          <table:table-cell office:value-type="float" office:value="2.11586" calcext:value-type="float">
            <text:p>2.11586</text:p>
          </table:table-cell>
        </table:table-row>
        <table:table-row table:style-name="ro1">
          <table:table-cell office:value-type="float" office:value="0.024225" calcext:value-type="float">
            <text:p>0.024225</text:p>
          </table:table-cell>
          <table:table-cell office:value-type="float" office:value="2.92171" calcext:value-type="float">
            <text:p>2.92171</text:p>
          </table:table-cell>
        </table:table-row>
        <table:table-row table:style-name="ro1">
          <table:table-cell office:value-type="float" office:value="0.024375" calcext:value-type="float">
            <text:p>0.024375</text:p>
          </table:table-cell>
          <table:table-cell office:value-type="float" office:value="1.84835" calcext:value-type="float">
            <text:p>1.84835</text:p>
          </table:table-cell>
        </table:table-row>
        <table:table-row table:style-name="ro1">
          <table:table-cell office:value-type="float" office:value="0.024525" calcext:value-type="float">
            <text:p>0.024525</text:p>
          </table:table-cell>
          <table:table-cell office:value-type="float" office:value="2.49878" calcext:value-type="float">
            <text:p>2.49878</text:p>
          </table:table-cell>
        </table:table-row>
        <table:table-row table:style-name="ro1">
          <table:table-cell office:value-type="float" office:value="0.024675" calcext:value-type="float">
            <text:p>0.024675</text:p>
          </table:table-cell>
          <table:table-cell office:value-type="float" office:value="2.21822" calcext:value-type="float">
            <text:p>2.21822</text:p>
          </table:table-cell>
        </table:table-row>
        <table:table-row table:style-name="ro1">
          <table:table-cell office:value-type="float" office:value="0.024825" calcext:value-type="float">
            <text:p>0.024825</text:p>
          </table:table-cell>
          <table:table-cell office:value-type="float" office:value="1.68573" calcext:value-type="float">
            <text:p>1.68573</text:p>
          </table:table-cell>
        </table:table-row>
        <table:table-row table:style-name="ro1">
          <table:table-cell office:value-type="float" office:value="0.024975" calcext:value-type="float">
            <text:p>0.024975</text:p>
          </table:table-cell>
          <table:table-cell office:value-type="float" office:value="1.94325" calcext:value-type="float">
            <text:p>1.94325</text:p>
          </table:table-cell>
        </table:table-row>
        <table:table-row table:style-name="ro1">
          <table:table-cell office:value-type="float" office:value="0.025125" calcext:value-type="float">
            <text:p>0.025125</text:p>
          </table:table-cell>
          <table:table-cell office:value-type="float" office:value="1.53666" calcext:value-type="float">
            <text:p>1.53666</text:p>
          </table:table-cell>
        </table:table-row>
        <table:table-row table:style-name="ro1">
          <table:table-cell office:value-type="float" office:value="0.025275" calcext:value-type="float">
            <text:p>0.02527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0.025425" calcext:value-type="float">
            <text:p>0.025425</text:p>
          </table:table-cell>
          <table:table-cell office:value-type="float" office:value="0.842788" calcext:value-type="float">
            <text:p>0.842788</text:p>
          </table:table-cell>
        </table:table-row>
        <table:table-row table:style-name="ro1">
          <table:table-cell office:value-type="float" office:value="0.025575" calcext:value-type="float">
            <text:p>0.025575</text:p>
          </table:table-cell>
          <table:table-cell office:value-type="float" office:value="1.62019" calcext:value-type="float">
            <text:p>1.62019</text:p>
          </table:table-cell>
        </table:table-row>
        <table:table-row table:style-name="ro1">
          <table:table-cell office:value-type="float" office:value="0.025725" calcext:value-type="float">
            <text:p>0.025725</text:p>
          </table:table-cell>
          <table:table-cell office:value-type="float" office:value="1.81133" calcext:value-type="float">
            <text:p>1.81133</text:p>
          </table:table-cell>
        </table:table-row>
        <table:table-row table:style-name="ro1">
          <table:table-cell office:value-type="float" office:value="0.025875" calcext:value-type="float">
            <text:p>0.025875</text:p>
          </table:table-cell>
          <table:table-cell office:value-type="float" office:value="1.59399" calcext:value-type="float">
            <text:p>1.59399</text:p>
          </table:table-cell>
        </table:table-row>
        <table:table-row table:style-name="ro1">
          <table:table-cell office:value-type="float" office:value="0.026025" calcext:value-type="float">
            <text:p>0.026025</text:p>
          </table:table-cell>
          <table:table-cell office:value-type="float" office:value="2.08634" calcext:value-type="float">
            <text:p>2.08634</text:p>
          </table:table-cell>
        </table:table-row>
        <table:table-row table:style-name="ro1">
          <table:table-cell office:value-type="float" office:value="0.026175" calcext:value-type="float">
            <text:p>0.026175</text:p>
          </table:table-cell>
          <table:table-cell office:value-type="float" office:value="1.59397" calcext:value-type="float">
            <text:p>1.59397</text:p>
          </table:table-cell>
        </table:table-row>
        <table:table-row table:style-name="ro1">
          <table:table-cell office:value-type="float" office:value="0.026325" calcext:value-type="float">
            <text:p>0.026325</text:p>
          </table:table-cell>
          <table:table-cell office:value-type="float" office:value="2.06778" calcext:value-type="float">
            <text:p>2.06778</text:p>
          </table:table-cell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2.24208" calcext:value-type="float">
            <text:p>2.24208</text:p>
          </table:table-cell>
        </table:table-row>
        <table:table-row table:style-name="ro1">
          <table:table-cell office:value-type="float" office:value="0.026625" calcext:value-type="float">
            <text:p>0.026625</text:p>
          </table:table-cell>
          <table:table-cell office:value-type="float" office:value="2.81013" calcext:value-type="float">
            <text:p>2.81013</text:p>
          </table:table-cell>
        </table:table-row>
        <table:table-row table:style-name="ro1">
          <table:table-cell office:value-type="float" office:value="0.026775" calcext:value-type="float">
            <text:p>0.026775</text:p>
          </table:table-cell>
          <table:table-cell office:value-type="float" office:value="1.40147" calcext:value-type="float">
            <text:p>1.40147</text:p>
          </table:table-cell>
        </table:table-row>
        <table:table-row table:style-name="ro1">
          <table:table-cell office:value-type="float" office:value="0.026925" calcext:value-type="float">
            <text:p>0.026925</text:p>
          </table:table-cell>
          <table:table-cell office:value-type="float" office:value="1.85957" calcext:value-type="float">
            <text:p>1.85957</text:p>
          </table:table-cell>
        </table:table-row>
        <table:table-row table:style-name="ro1">
          <table:table-cell office:value-type="float" office:value="0.027075" calcext:value-type="float">
            <text:p>0.027075</text:p>
          </table:table-cell>
          <table:table-cell office:value-type="float" office:value="0.839676" calcext:value-type="float">
            <text:p>0.839676</text:p>
          </table:table-cell>
        </table:table-row>
        <table:table-row table:style-name="ro1">
          <table:table-cell office:value-type="float" office:value="0.027225" calcext:value-type="float">
            <text:p>0.027225</text:p>
          </table:table-cell>
          <table:table-cell office:value-type="float" office:value="1.95958" calcext:value-type="float">
            <text:p>1.95958</text:p>
          </table:table-cell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1.31305" calcext:value-type="float">
            <text:p>1.31305</text:p>
          </table:table-cell>
        </table:table-row>
        <table:table-row table:style-name="ro1">
          <table:table-cell office:value-type="float" office:value="0.027525" calcext:value-type="float">
            <text:p>0.02752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0.027675" calcext:value-type="float">
            <text:p>0.027675</text:p>
          </table:table-cell>
          <table:table-cell office:value-type="float" office:value="1.73183" calcext:value-type="float">
            <text:p>1.73183</text:p>
          </table:table-cell>
        </table:table-row>
        <table:table-row table:style-name="ro1">
          <table:table-cell office:value-type="float" office:value="0.027825" calcext:value-type="float">
            <text:p>0.027825</text:p>
          </table:table-cell>
          <table:table-cell office:value-type="float" office:value="1.69153" calcext:value-type="float">
            <text:p>1.69153</text:p>
          </table:table-cell>
        </table:table-row>
        <table:table-row table:style-name="ro1">
          <table:table-cell office:value-type="float" office:value="0.027975" calcext:value-type="float">
            <text:p>0.027975</text:p>
          </table:table-cell>
          <table:table-cell office:value-type="float" office:value="1.46149" calcext:value-type="float">
            <text:p>1.46149</text:p>
          </table:table-cell>
        </table:table-row>
        <table:table-row table:style-name="ro1">
          <table:table-cell office:value-type="float" office:value="0.028125" calcext:value-type="float">
            <text:p>0.028125</text:p>
          </table:table-cell>
          <table:table-cell office:value-type="float" office:value="1.90363" calcext:value-type="float">
            <text:p>1.90363</text:p>
          </table:table-cell>
        </table:table-row>
        <table:table-row table:style-name="ro1">
          <table:table-cell office:value-type="float" office:value="0.028275" calcext:value-type="float">
            <text:p>0.028275</text:p>
          </table:table-cell>
          <table:table-cell office:value-type="float" office:value="0.923096" calcext:value-type="float">
            <text:p>0.923096</text:p>
          </table:table-cell>
        </table:table-row>
        <table:table-row table:style-name="ro1">
          <table:table-cell office:value-type="float" office:value="0.028425" calcext:value-type="float">
            <text:p>0.028425</text:p>
          </table:table-cell>
          <table:table-cell office:value-type="float" office:value="1.9899" calcext:value-type="float">
            <text:p>1.9899</text:p>
          </table:table-cell>
        </table:table-row>
        <table:table-row table:style-name="ro1">
          <table:table-cell office:value-type="float" office:value="0.028575" calcext:value-type="float">
            <text:p>0.028575</text:p>
          </table:table-cell>
          <table:table-cell office:value-type="float" office:value="1.1976" calcext:value-type="float">
            <text:p>1.1976</text:p>
          </table:table-cell>
        </table:table-row>
        <table:table-row table:style-name="ro1">
          <table:table-cell office:value-type="float" office:value="0.028725" calcext:value-type="float">
            <text:p>0.028725</text:p>
          </table:table-cell>
          <table:table-cell office:value-type="float" office:value="1.66393" calcext:value-type="float">
            <text:p>1.66393</text:p>
          </table:table-cell>
        </table:table-row>
        <table:table-row table:style-name="ro1">
          <table:table-cell office:value-type="float" office:value="0.028875" calcext:value-type="float">
            <text:p>0.028875</text:p>
          </table:table-cell>
          <table:table-cell office:value-type="float" office:value="1.98321" calcext:value-type="float">
            <text:p>1.98321</text:p>
          </table:table-cell>
        </table:table-row>
        <table:table-row table:style-name="ro1">
          <table:table-cell office:value-type="float" office:value="0.029025" calcext:value-type="float">
            <text:p>0.029025</text:p>
          </table:table-cell>
          <table:table-cell office:value-type="float" office:value="1.16944" calcext:value-type="float">
            <text:p>1.16944</text:p>
          </table:table-cell>
        </table:table-row>
        <table:table-row table:style-name="ro1">
          <table:table-cell office:value-type="float" office:value="0.029175" calcext:value-type="float">
            <text:p>0.029175</text:p>
          </table:table-cell>
          <table:table-cell office:value-type="float" office:value="1.33139" calcext:value-type="float">
            <text:p>1.33139</text:p>
          </table:table-cell>
        </table:table-row>
        <table:table-row table:style-name="ro1">
          <table:table-cell office:value-type="float" office:value="0.029325" calcext:value-type="float">
            <text:p>0.029325</text:p>
          </table:table-cell>
          <table:table-cell office:value-type="float" office:value="0.937953" calcext:value-type="float">
            <text:p>0.937953</text:p>
          </table:table-cell>
        </table:table-row>
        <table:table-row table:style-name="ro1">
          <table:table-cell office:value-type="float" office:value="0.029475" calcext:value-type="float">
            <text:p>0.029475</text:p>
          </table:table-cell>
          <table:table-cell office:value-type="float" office:value="1.16833" calcext:value-type="float">
            <text:p>1.16833</text:p>
          </table:table-cell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2.00914" calcext:value-type="float">
            <text:p>2.00914</text:p>
          </table:table-cell>
        </table:table-row>
        <table:table-row table:style-name="ro1">
          <table:table-cell office:value-type="float" office:value="0.029775" calcext:value-type="float">
            <text:p>0.0297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11T13:42:58.975839467</dc:date>
    <meta:editing-duration>P12DT16H53M48S</meta:editing-duration>
    <meta:editing-cycles>101</meta:editing-cycles>
    <meta:document-statistic meta:table-count="5" meta:cell-count="266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53:Sheet4.E56 Sheet4.C52:Sheet4.E52 Sheet4.F52:Sheet4.F56" chart:data-source-has-labels="row" svg:x="0.319cm" svg:y="0.18cm" svg:width="15.043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53:Sheet4.C56" chart:label-cell-address="Sheet4.C52:Sheet4.C52" chart:class="chart:scatter">
            <chart:domain table:cell-range-address="Sheet4.B53:Sheet4.B56"/>
            <chart:data-point chart:repeated="4"/>
          </chart:series>
          <chart:series chart:style-name="ch8" chart:values-cell-range-address="Sheet4.F53:Sheet4.F56" chart:label-cell-address="Sheet4.F52:Sheet4.F52" chart:class="chart:scatter">
            <chart:data-point chart:repeated="4"/>
          </chart:series>
          <chart:series chart:style-name="ch9" chart:values-cell-range-address="Sheet4.D53:Sheet4.D56" chart:label-cell-address="Sheet4.D52:Sheet4.D52" chart:class="chart:scatter">
            <chart:data-point chart:repeated="4"/>
          </chart:series>
          <chart:series chart:style-name="ch10" chart:values-cell-range-address="Sheet4.E53:Sheet4.E56" chart:label-cell-address="Sheet4.E52:Sheet4.E52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4.B53:Sheet4.B56</svg:desc>
                </draw:g>
              </table:table-cell>
              <table:table-cell office:value-type="float" office:value="1.07025171624714">
                <text:p>1.07025171624714</text:p>
                <draw:g>
                  <svg:desc>Sheet4.C53:Sheet4.C56</svg:desc>
                </draw:g>
              </table:table-cell>
              <table:table-cell office:value-type="float" office:value="0.388888888888889">
                <text:p>0.388888888888889</text:p>
                <draw:g>
                  <svg:desc>Sheet4.F53:Sheet4.F56</svg:desc>
                </draw:g>
              </table:table-cell>
              <table:table-cell office:value-type="float" office:value="0.914475090870216">
                <text:p>0.914475090870216</text:p>
                <draw:g>
                  <svg:desc>Sheet4.D53:Sheet4.D56</svg:desc>
                </draw:g>
              </table:table-cell>
              <table:table-cell office:value-type="float" office:value="0.978718535469108">
                <text:p>0.978718535469108</text:p>
                <draw:g>
                  <svg:desc>Sheet4.E53:Sheet4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623831775701">
                <text:p>1.06623831775701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.914648844088967">
                <text:p>0.914648844088967</text:p>
              </table:table-cell>
              <table:table-cell office:value-type="float" office:value="0.975233644859813">
                <text:p>0.97523364485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02912621359223">
                <text:p>0.60291262135922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.02316258351893">
                <text:p>1.02316258351893</text:p>
              </table:table-cell>
              <table:table-cell office:value-type="float" office:value="0.7">
                <text:p>0.7</text:p>
              </table:table-cell>
              <table:table-cell office:value-type="float" office:value="0.964627775359164">
                <text:p>0.964627775359164</text:p>
              </table:table-cell>
              <table:table-cell office:value-type="float" office:value="0.986971046770601">
                <text:p>0.9869710467706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opper.A2:Copper.B200" svg:x="0.32cm" svg:y="0.18cm" svg:width="12.508cm" svg:height="8.64cm">
          <chart:coordinate-region svg:x="1.127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pper.B2:Copper.B200" chart:class="chart:scatter">
            <chart:domain table:cell-range-address="Copper.A2:Copper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5">
                <text:p>0.000075</text:p>
                <draw:g>
                  <svg:desc>Copper.A2:Copper.A200</svg:desc>
                </draw:g>
              </table:table-cell>
              <table:table-cell office:value-type="float" office:value="0">
                <text:p>0</text:p>
                <draw:g>
                  <svg:desc>Copper.B2:Copper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5">
                <text:p>0.000225</text:p>
              </table:table-cell>
              <table:table-cell office:value-type="float" office:value="1.33146">
                <text:p>1.3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75">
                <text:p>0.000375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25">
                <text:p>0.000525</text:p>
              </table:table-cell>
              <table:table-cell office:value-type="float" office:value="6.29324">
                <text:p>6.2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75">
                <text:p>0.000675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25">
                <text:p>0.000825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5">
                <text:p>0.000975</text:p>
              </table:table-cell>
              <table:table-cell office:value-type="float" office:value="5.78323">
                <text:p>5.78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25">
                <text:p>0.001125</text:p>
              </table:table-cell>
              <table:table-cell office:value-type="float" office:value="2.53436">
                <text:p>2.5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75">
                <text:p>0.001275</text:p>
              </table:table-cell>
              <table:table-cell office:value-type="float" office:value="2.64052">
                <text:p>2.6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5">
                <text:p>0.001425</text:p>
              </table:table-cell>
              <table:table-cell office:value-type="float" office:value="4.20797">
                <text:p>4.2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75">
                <text:p>0.001575</text:p>
              </table:table-cell>
              <table:table-cell office:value-type="float" office:value="4.58088">
                <text:p>4.58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25">
                <text:p>0.001725</text:p>
              </table:table-cell>
              <table:table-cell office:value-type="float" office:value="4.3227">
                <text:p>4.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875">
                <text:p>0.001875</text:p>
              </table:table-cell>
              <table:table-cell office:value-type="float" office:value="6.33373">
                <text:p>6.3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25">
                <text:p>0.002025</text:p>
              </table:table-cell>
              <table:table-cell office:value-type="float" office:value="3.63479">
                <text:p>3.63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75">
                <text:p>0.002175</text:p>
              </table:table-cell>
              <table:table-cell office:value-type="float" office:value="7.60515">
                <text:p>7.6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25">
                <text:p>0.002325</text:p>
              </table:table-cell>
              <table:table-cell office:value-type="float" office:value="9.13418">
                <text:p>9.13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475">
                <text:p>0.002475</text:p>
              </table:table-cell>
              <table:table-cell office:value-type="float" office:value="8.34136">
                <text:p>8.34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625">
                <text:p>0.002625</text:p>
              </table:table-cell>
              <table:table-cell office:value-type="float" office:value="9.27041">
                <text:p>9.27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75">
                <text:p>0.002775</text:p>
              </table:table-cell>
              <table:table-cell office:value-type="float" office:value="8.5241">
                <text:p>8.5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25">
                <text:p>0.002925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075">
                <text:p>0.003075</text:p>
              </table:table-cell>
              <table:table-cell office:value-type="float" office:value="10.1431">
                <text:p>10.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25">
                <text:p>0.003225</text:p>
              </table:table-cell>
              <table:table-cell office:value-type="float" office:value="10.2838">
                <text:p>10.2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75">
                <text:p>0.003375</text:p>
              </table:table-cell>
              <table:table-cell office:value-type="float" office:value="11.0052">
                <text:p>11.0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525">
                <text:p>0.003525</text:p>
              </table:table-cell>
              <table:table-cell office:value-type="float" office:value="10.8099">
                <text:p>10.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75">
                <text:p>0.0036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5">
                <text:p>0.003825</text:p>
              </table:table-cell>
              <table:table-cell office:value-type="float" office:value="11.2973">
                <text:p>11.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975">
                <text:p>0.003975</text:p>
              </table:table-cell>
              <table:table-cell office:value-type="float" office:value="10.0927">
                <text:p>10.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25">
                <text:p>0.004125</text:p>
              </table:table-cell>
              <table:table-cell office:value-type="float" office:value="13.3823">
                <text:p>13.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75">
                <text:p>0.004275</text:p>
              </table:table-cell>
              <table:table-cell office:value-type="float" office:value="10.078">
                <text:p>10.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425">
                <text:p>0.004425</text:p>
              </table:table-cell>
              <table:table-cell office:value-type="float" office:value="9.19339">
                <text:p>9.19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75">
                <text:p>0.004575</text:p>
              </table:table-cell>
              <table:table-cell office:value-type="float" office:value="9.99651">
                <text:p>9.99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5">
                <text:p>0.004725</text:p>
              </table:table-cell>
              <table:table-cell office:value-type="float" office:value="10.5976">
                <text:p>10.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75">
                <text:p>0.004875</text:p>
              </table:table-cell>
              <table:table-cell office:value-type="float" office:value="11.4259">
                <text:p>11.4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025">
                <text:p>0.005025</text:p>
              </table:table-cell>
              <table:table-cell office:value-type="float" office:value="11.9102">
                <text:p>11.9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175">
                <text:p>0.005175</text:p>
              </table:table-cell>
              <table:table-cell office:value-type="float" office:value="12.7606">
                <text:p>12.7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325">
                <text:p>0.005325</text:p>
              </table:table-cell>
              <table:table-cell office:value-type="float" office:value="14.7322">
                <text:p>14.7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475">
                <text:p>0.005475</text:p>
              </table:table-cell>
              <table:table-cell office:value-type="float" office:value="9.90073">
                <text:p>9.90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25">
                <text:p>0.005625</text:p>
              </table:table-cell>
              <table:table-cell office:value-type="float" office:value="11.6428">
                <text:p>11.6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775">
                <text:p>0.005775</text:p>
              </table:table-cell>
              <table:table-cell office:value-type="float" office:value="10.6353">
                <text:p>10.6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925">
                <text:p>0.005925</text:p>
              </table:table-cell>
              <table:table-cell office:value-type="float" office:value="11.9705">
                <text:p>11.9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075">
                <text:p>0.006075</text:p>
              </table:table-cell>
              <table:table-cell office:value-type="float" office:value="12.7048">
                <text:p>12.7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225">
                <text:p>0.006225</text:p>
              </table:table-cell>
              <table:table-cell office:value-type="float" office:value="9.12255">
                <text:p>9.12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375">
                <text:p>0.006375</text:p>
              </table:table-cell>
              <table:table-cell office:value-type="float" office:value="10.1178">
                <text:p>10.1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5">
                <text:p>0.006525</text:p>
              </table:table-cell>
              <table:table-cell office:value-type="float" office:value="11.6185">
                <text:p>11.6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675">
                <text:p>0.006675</text:p>
              </table:table-cell>
              <table:table-cell office:value-type="float" office:value="11.5051">
                <text:p>11.5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825">
                <text:p>0.006825</text:p>
              </table:table-cell>
              <table:table-cell office:value-type="float" office:value="11.2582">
                <text:p>11.2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975">
                <text:p>0.006975</text:p>
              </table:table-cell>
              <table:table-cell office:value-type="float" office:value="10.1725">
                <text:p>10.1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125">
                <text:p>0.007125</text:p>
              </table:table-cell>
              <table:table-cell office:value-type="float" office:value="8.31786">
                <text:p>8.31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275">
                <text:p>0.007275</text:p>
              </table:table-cell>
              <table:table-cell office:value-type="float" office:value="11.1268">
                <text:p>11.1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25">
                <text:p>0.007425</text:p>
              </table:table-cell>
              <table:table-cell office:value-type="float" office:value="10.6105">
                <text:p>10.6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575">
                <text:p>0.007575</text:p>
              </table:table-cell>
              <table:table-cell office:value-type="float" office:value="9.9009">
                <text:p>9.9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725">
                <text:p>0.007725</text:p>
              </table:table-cell>
              <table:table-cell office:value-type="float" office:value="9.31993">
                <text:p>9.31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875">
                <text:p>0.007875</text:p>
              </table:table-cell>
              <table:table-cell office:value-type="float" office:value="11.2613">
                <text:p>11.2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025">
                <text:p>0.008025</text:p>
              </table:table-cell>
              <table:table-cell office:value-type="float" office:value="101.399">
                <text:p>101.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75">
                <text:p>0.008175</text:p>
              </table:table-cell>
              <table:table-cell office:value-type="float" office:value="9.56946">
                <text:p>9.56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325">
                <text:p>0.008325</text:p>
              </table:table-cell>
              <table:table-cell office:value-type="float" office:value="6.98622">
                <text:p>6.9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5">
                <text:p>0.008475</text:p>
              </table:table-cell>
              <table:table-cell office:value-type="float" office:value="9.94345">
                <text:p>9.9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625">
                <text:p>0.008625</text:p>
              </table:table-cell>
              <table:table-cell office:value-type="float" office:value="9.93794">
                <text:p>9.93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775">
                <text:p>0.008775</text:p>
              </table:table-cell>
              <table:table-cell office:value-type="float" office:value="10.9506">
                <text:p>10.9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925">
                <text:p>0.008925</text:p>
              </table:table-cell>
              <table:table-cell office:value-type="float" office:value="19.2384">
                <text:p>19.2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075">
                <text:p>0.009075</text:p>
              </table:table-cell>
              <table:table-cell office:value-type="float" office:value="4.32936">
                <text:p>4.32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25">
                <text:p>0.009225</text:p>
              </table:table-cell>
              <table:table-cell office:value-type="float" office:value="3.84831">
                <text:p>3.84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375">
                <text:p>0.009375</text:p>
              </table:table-cell>
              <table:table-cell office:value-type="float" office:value="4.70923">
                <text:p>4.70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25">
                <text:p>0.009525</text:p>
              </table:table-cell>
              <table:table-cell office:value-type="float" office:value="4.75681">
                <text:p>4.75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75">
                <text:p>0.009675</text:p>
              </table:table-cell>
              <table:table-cell office:value-type="float" office:value="5.62646">
                <text:p>5.62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825">
                <text:p>0.009825</text:p>
              </table:table-cell>
              <table:table-cell office:value-type="float" office:value="5.81993">
                <text:p>5.81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975">
                <text:p>0.009975</text:p>
              </table:table-cell>
              <table:table-cell office:value-type="float" office:value="5.05202">
                <text:p>5.05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125">
                <text:p>0.010125</text:p>
              </table:table-cell>
              <table:table-cell office:value-type="float" office:value="3.42625">
                <text:p>3.42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275">
                <text:p>0.010275</text:p>
              </table:table-cell>
              <table:table-cell office:value-type="float" office:value="5.59168">
                <text:p>5.59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425">
                <text:p>0.010425</text:p>
              </table:table-cell>
              <table:table-cell office:value-type="float" office:value="4.9603">
                <text:p>4.9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575">
                <text:p>0.010575</text:p>
              </table:table-cell>
              <table:table-cell office:value-type="float" office:value="6.10109">
                <text:p>6.10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5">
                <text:p>0.010725</text:p>
              </table:table-cell>
              <table:table-cell office:value-type="float" office:value="6.12856">
                <text:p>6.12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875">
                <text:p>0.010875</text:p>
              </table:table-cell>
              <table:table-cell office:value-type="float" office:value="4.64693">
                <text:p>4.64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25">
                <text:p>0.011025</text:p>
              </table:table-cell>
              <table:table-cell office:value-type="float" office:value="6.46951">
                <text:p>6.46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175">
                <text:p>0.011175</text:p>
              </table:table-cell>
              <table:table-cell office:value-type="float" office:value="5.2705">
                <text:p>5.2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325">
                <text:p>0.011325</text:p>
              </table:table-cell>
              <table:table-cell office:value-type="float" office:value="4.66406">
                <text:p>4.66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475">
                <text:p>0.011475</text:p>
              </table:table-cell>
              <table:table-cell office:value-type="float" office:value="5.13917">
                <text:p>5.13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625">
                <text:p>0.011625</text:p>
              </table:table-cell>
              <table:table-cell office:value-type="float" office:value="4.98545">
                <text:p>4.98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775">
                <text:p>0.011775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25">
                <text:p>0.011925</text:p>
              </table:table-cell>
              <table:table-cell office:value-type="float" office:value="3.53021">
                <text:p>3.53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075">
                <text:p>0.012075</text:p>
              </table:table-cell>
              <table:table-cell office:value-type="float" office:value="3.69067">
                <text:p>3.69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225">
                <text:p>0.012225</text:p>
              </table:table-cell>
              <table:table-cell office:value-type="float" office:value="4.35147">
                <text:p>4.35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375">
                <text:p>0.012375</text:p>
              </table:table-cell>
              <table:table-cell office:value-type="float" office:value="4.15203">
                <text:p>4.15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525">
                <text:p>0.012525</text:p>
              </table:table-cell>
              <table:table-cell office:value-type="float" office:value="4.75473">
                <text:p>4.75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5">
                <text:p>0.012675</text:p>
              </table:table-cell>
              <table:table-cell office:value-type="float" office:value="4.09391">
                <text:p>4.09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825">
                <text:p>0.012825</text:p>
              </table:table-cell>
              <table:table-cell office:value-type="float" office:value="5.92514">
                <text:p>5.92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975">
                <text:p>0.012975</text:p>
              </table:table-cell>
              <table:table-cell office:value-type="float" office:value="4.96655">
                <text:p>4.96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125">
                <text:p>0.013125</text:p>
              </table:table-cell>
              <table:table-cell office:value-type="float" office:value="4.00824">
                <text:p>4.00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275">
                <text:p>0.013275</text:p>
              </table:table-cell>
              <table:table-cell office:value-type="float" office:value="4.57383">
                <text:p>4.5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425">
                <text:p>0.013425</text:p>
              </table:table-cell>
              <table:table-cell office:value-type="float" office:value="3.89518">
                <text:p>3.89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575">
                <text:p>0.013575</text:p>
              </table:table-cell>
              <table:table-cell office:value-type="float" office:value="4.02578">
                <text:p>4.02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25">
                <text:p>0.013725</text:p>
              </table:table-cell>
              <table:table-cell office:value-type="float" office:value="4.36593">
                <text:p>4.3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875">
                <text:p>0.013875</text:p>
              </table:table-cell>
              <table:table-cell office:value-type="float" office:value="4.25603">
                <text:p>4.25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025">
                <text:p>0.014025</text:p>
              </table:table-cell>
              <table:table-cell office:value-type="float" office:value="4.09674">
                <text:p>4.09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75">
                <text:p>0.014175</text:p>
              </table:table-cell>
              <table:table-cell office:value-type="float" office:value="5.17258">
                <text:p>5.17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325">
                <text:p>0.014325</text:p>
              </table:table-cell>
              <table:table-cell office:value-type="float" office:value="4.08656">
                <text:p>4.0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475">
                <text:p>0.014475</text:p>
              </table:table-cell>
              <table:table-cell office:value-type="float" office:value="3.91305">
                <text:p>3.9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625">
                <text:p>0.014625</text:p>
              </table:table-cell>
              <table:table-cell office:value-type="float" office:value="5.01027">
                <text:p>5.01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775">
                <text:p>0.014775</text:p>
              </table:table-cell>
              <table:table-cell office:value-type="float" office:value="3.90899">
                <text:p>3.90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925">
                <text:p>0.014925</text:p>
              </table:table-cell>
              <table:table-cell office:value-type="float" office:value="3.85201">
                <text:p>3.8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075">
                <text:p>0.015075</text:p>
              </table:table-cell>
              <table:table-cell office:value-type="float" office:value="3.09568">
                <text:p>3.09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225">
                <text:p>0.015225</text:p>
              </table:table-cell>
              <table:table-cell office:value-type="float" office:value="3.37621">
                <text:p>3.37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375">
                <text:p>0.015375</text:p>
              </table:table-cell>
              <table:table-cell office:value-type="float" office:value="3.68932">
                <text:p>3.68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525">
                <text:p>0.015525</text:p>
              </table:table-cell>
              <table:table-cell office:value-type="float" office:value="3.1058">
                <text:p>3.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675">
                <text:p>0.015675</text:p>
              </table:table-cell>
              <table:table-cell office:value-type="float" office:value="4.73493">
                <text:p>4.73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25">
                <text:p>0.015825</text:p>
              </table:table-cell>
              <table:table-cell office:value-type="float" office:value="3.72389">
                <text:p>3.72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975">
                <text:p>0.015975</text:p>
              </table:table-cell>
              <table:table-cell office:value-type="float" office:value="3.80476">
                <text:p>3.8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125">
                <text:p>0.016125</text:p>
              </table:table-cell>
              <table:table-cell office:value-type="float" office:value="3.53189">
                <text:p>3.531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275">
                <text:p>0.016275</text:p>
              </table:table-cell>
              <table:table-cell office:value-type="float" office:value="2.88251">
                <text:p>2.88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6425">
                <text:p>0.016425</text:p>
              </table:table-cell>
              <table:table-cell office:value-type="float" office:value="3.9526">
                <text:p>3.9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6575">
                <text:p>0.016575</text:p>
              </table:table-cell>
              <table:table-cell office:value-type="float" office:value="3.29756">
                <text:p>3.29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725">
                <text:p>0.016725</text:p>
              </table:table-cell>
              <table:table-cell office:value-type="float" office:value="4.3926">
                <text:p>4.3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875">
                <text:p>0.016875</text:p>
              </table:table-cell>
              <table:table-cell office:value-type="float" office:value="2.57193">
                <text:p>2.57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025">
                <text:p>0.017025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175">
                <text:p>0.017175</text:p>
              </table:table-cell>
              <table:table-cell office:value-type="float" office:value="3.06572">
                <text:p>3.06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325">
                <text:p>0.017325</text:p>
              </table:table-cell>
              <table:table-cell office:value-type="float" office:value="4.03824">
                <text:p>4.03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475">
                <text:p>0.017475</text:p>
              </table:table-cell>
              <table:table-cell office:value-type="float" office:value="2.73794">
                <text:p>2.73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625">
                <text:p>0.017625</text:p>
              </table:table-cell>
              <table:table-cell office:value-type="float" office:value="4.36863">
                <text:p>4.36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775">
                <text:p>0.017775</text:p>
              </table:table-cell>
              <table:table-cell office:value-type="float" office:value="2.54908">
                <text:p>2.54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925">
                <text:p>0.017925</text:p>
              </table:table-cell>
              <table:table-cell office:value-type="float" office:value="3.24875">
                <text:p>3.24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075">
                <text:p>0.018075</text:p>
              </table:table-cell>
              <table:table-cell office:value-type="float" office:value="2.95966">
                <text:p>2.95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225">
                <text:p>0.018225</text:p>
              </table:table-cell>
              <table:table-cell office:value-type="float" office:value="3.47827">
                <text:p>3.47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375">
                <text:p>0.018375</text:p>
              </table:table-cell>
              <table:table-cell office:value-type="float" office:value="1.78293">
                <text:p>1.78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525">
                <text:p>0.018525</text:p>
              </table:table-cell>
              <table:table-cell office:value-type="float" office:value="3.73602">
                <text:p>3.73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675">
                <text:p>0.018675</text:p>
              </table:table-cell>
              <table:table-cell office:value-type="float" office:value="2.88137">
                <text:p>2.88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825">
                <text:p>0.018825</text:p>
              </table:table-cell>
              <table:table-cell office:value-type="float" office:value="2.92068">
                <text:p>2.92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975">
                <text:p>0.018975</text:p>
              </table:table-cell>
              <table:table-cell office:value-type="float" office:value="3.37226">
                <text:p>3.37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125">
                <text:p>0.019125</text:p>
              </table:table-cell>
              <table:table-cell office:value-type="float" office:value="2.74424">
                <text:p>2.74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275">
                <text:p>0.019275</text:p>
              </table:table-cell>
              <table:table-cell office:value-type="float" office:value="2.97542">
                <text:p>2.97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425">
                <text:p>0.019425</text:p>
              </table:table-cell>
              <table:table-cell office:value-type="float" office:value="3.60309">
                <text:p>3.60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575">
                <text:p>0.019575</text:p>
              </table:table-cell>
              <table:table-cell office:value-type="float" office:value="2.7078">
                <text:p>2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725">
                <text:p>0.019725</text:p>
              </table:table-cell>
              <table:table-cell office:value-type="float" office:value="2.68875">
                <text:p>2.68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875">
                <text:p>0.019875</text:p>
              </table:table-cell>
              <table:table-cell office:value-type="float" office:value="3.23404">
                <text:p>3.23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025">
                <text:p>0.020025</text:p>
              </table:table-cell>
              <table:table-cell office:value-type="float" office:value="2.31434">
                <text:p>2.31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175">
                <text:p>0.020175</text:p>
              </table:table-cell>
              <table:table-cell office:value-type="float" office:value="4.09102">
                <text:p>4.09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325">
                <text:p>0.020325</text:p>
              </table:table-cell>
              <table:table-cell office:value-type="float" office:value="2.8089">
                <text:p>2.8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475">
                <text:p>0.020475</text:p>
              </table:table-cell>
              <table:table-cell office:value-type="float" office:value="3.67747">
                <text:p>3.67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625">
                <text:p>0.020625</text:p>
              </table:table-cell>
              <table:table-cell office:value-type="float" office:value="1.99274">
                <text:p>1.99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775">
                <text:p>0.020775</text:p>
              </table:table-cell>
              <table:table-cell office:value-type="float" office:value="2.59743">
                <text:p>2.59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0925">
                <text:p>0.020925</text:p>
              </table:table-cell>
              <table:table-cell office:value-type="float" office:value="2.60616">
                <text:p>2.60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075">
                <text:p>0.021075</text:p>
              </table:table-cell>
              <table:table-cell office:value-type="float" office:value="3.01088">
                <text:p>3.01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1225">
                <text:p>0.021225</text:p>
              </table:table-cell>
              <table:table-cell office:value-type="float" office:value="2.65907">
                <text:p>2.65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375">
                <text:p>0.021375</text:p>
              </table:table-cell>
              <table:table-cell office:value-type="float" office:value="2.17615">
                <text:p>2.17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525">
                <text:p>0.021525</text:p>
              </table:table-cell>
              <table:table-cell office:value-type="float" office:value="2.11177">
                <text:p>2.11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675">
                <text:p>0.021675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825">
                <text:p>0.021825</text:p>
              </table:table-cell>
              <table:table-cell office:value-type="float" office:value="1.12622">
                <text:p>1.12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975">
                <text:p>0.021975</text:p>
              </table:table-cell>
              <table:table-cell office:value-type="float" office:value="2.00846">
                <text:p>2.008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125">
                <text:p>0.022125</text:p>
              </table:table-cell>
              <table:table-cell office:value-type="float" office:value="2.63008">
                <text:p>2.63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275">
                <text:p>0.022275</text:p>
              </table:table-cell>
              <table:table-cell office:value-type="float" office:value="2.92118">
                <text:p>2.92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425">
                <text:p>0.022425</text:p>
              </table:table-cell>
              <table:table-cell office:value-type="float" office:value="1.84263">
                <text:p>1.84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575">
                <text:p>0.022575</text:p>
              </table:table-cell>
              <table:table-cell office:value-type="float" office:value="3.16864">
                <text:p>3.16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725">
                <text:p>0.022725</text:p>
              </table:table-cell>
              <table:table-cell office:value-type="float" office:value="2.9028">
                <text:p>2.9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875">
                <text:p>0.022875</text:p>
              </table:table-cell>
              <table:table-cell office:value-type="float" office:value="2.79791">
                <text:p>2.79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3025">
                <text:p>0.023025</text:p>
              </table:table-cell>
              <table:table-cell office:value-type="float" office:value="2.69345">
                <text:p>2.6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3175">
                <text:p>0.023175</text:p>
              </table:table-cell>
              <table:table-cell office:value-type="float" office:value="2.12084">
                <text:p>2.1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3325">
                <text:p>0.023325</text:p>
              </table:table-cell>
              <table:table-cell office:value-type="float" office:value="1.9044">
                <text:p>1.9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475">
                <text:p>0.023475</text:p>
              </table:table-cell>
              <table:table-cell office:value-type="float" office:value="2.20752">
                <text:p>2.20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3625">
                <text:p>0.023625</text:p>
              </table:table-cell>
              <table:table-cell office:value-type="float" office:value="2.97025">
                <text:p>2.97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3775">
                <text:p>0.023775</text:p>
              </table:table-cell>
              <table:table-cell office:value-type="float" office:value="1.62358">
                <text:p>1.62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3925">
                <text:p>0.023925</text:p>
              </table:table-cell>
              <table:table-cell office:value-type="float" office:value="2.00422">
                <text:p>2.00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075">
                <text:p>0.024075</text:p>
              </table:table-cell>
              <table:table-cell office:value-type="float" office:value="2.11586">
                <text:p>2.11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225">
                <text:p>0.024225</text:p>
              </table:table-cell>
              <table:table-cell office:value-type="float" office:value="2.92171">
                <text:p>2.92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375">
                <text:p>0.024375</text:p>
              </table:table-cell>
              <table:table-cell office:value-type="float" office:value="1.84835">
                <text:p>1.84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4525">
                <text:p>0.024525</text:p>
              </table:table-cell>
              <table:table-cell office:value-type="float" office:value="2.49878">
                <text:p>2.49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675">
                <text:p>0.024675</text:p>
              </table:table-cell>
              <table:table-cell office:value-type="float" office:value="2.21822">
                <text:p>2.21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825">
                <text:p>0.024825</text:p>
              </table:table-cell>
              <table:table-cell office:value-type="float" office:value="1.68573">
                <text:p>1.68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975">
                <text:p>0.024975</text:p>
              </table:table-cell>
              <table:table-cell office:value-type="float" office:value="1.94325">
                <text:p>1.94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5125">
                <text:p>0.025125</text:p>
              </table:table-cell>
              <table:table-cell office:value-type="float" office:value="1.53666">
                <text:p>1.53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75">
                <text:p>0.025275</text:p>
              </table:table-cell>
              <table:table-cell office:value-type="float" office:value="1.99913">
                <text:p>1.99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5425">
                <text:p>0.025425</text:p>
              </table:table-cell>
              <table:table-cell office:value-type="float" office:value="0.842788">
                <text:p>0.842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575">
                <text:p>0.025575</text:p>
              </table:table-cell>
              <table:table-cell office:value-type="float" office:value="1.62019">
                <text:p>1.6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725">
                <text:p>0.025725</text:p>
              </table:table-cell>
              <table:table-cell office:value-type="float" office:value="1.81133">
                <text:p>1.81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875">
                <text:p>0.025875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025">
                <text:p>0.026025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175">
                <text:p>0.026175</text:p>
              </table:table-cell>
              <table:table-cell office:value-type="float" office:value="1.59397">
                <text:p>1.5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325">
                <text:p>0.026325</text:p>
              </table:table-cell>
              <table:table-cell office:value-type="float" office:value="2.06778">
                <text:p>2.06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475">
                <text:p>0.026475</text:p>
              </table:table-cell>
              <table:table-cell office:value-type="float" office:value="2.24208">
                <text:p>2.24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625">
                <text:p>0.026625</text:p>
              </table:table-cell>
              <table:table-cell office:value-type="float" office:value="2.81013">
                <text:p>2.81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775">
                <text:p>0.026775</text:p>
              </table:table-cell>
              <table:table-cell office:value-type="float" office:value="1.40147">
                <text:p>1.40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925">
                <text:p>0.026925</text:p>
              </table:table-cell>
              <table:table-cell office:value-type="float" office:value="1.85957">
                <text:p>1.859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075">
                <text:p>0.027075</text:p>
              </table:table-cell>
              <table:table-cell office:value-type="float" office:value="0.839676">
                <text:p>0.839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225">
                <text:p>0.027225</text:p>
              </table:table-cell>
              <table:table-cell office:value-type="float" office:value="1.95958">
                <text:p>1.95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75">
                <text:p>0.027375</text:p>
              </table:table-cell>
              <table:table-cell office:value-type="float" office:value="1.31305">
                <text:p>1.3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525">
                <text:p>0.02752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675">
                <text:p>0.027675</text:p>
              </table:table-cell>
              <table:table-cell office:value-type="float" office:value="1.73183">
                <text:p>1.73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825">
                <text:p>0.027825</text:p>
              </table:table-cell>
              <table:table-cell office:value-type="float" office:value="1.69153">
                <text:p>1.69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975">
                <text:p>0.027975</text:p>
              </table:table-cell>
              <table:table-cell office:value-type="float" office:value="1.46149">
                <text:p>1.46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125">
                <text:p>0.028125</text:p>
              </table:table-cell>
              <table:table-cell office:value-type="float" office:value="1.90363">
                <text:p>1.90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275">
                <text:p>0.028275</text:p>
              </table:table-cell>
              <table:table-cell office:value-type="float" office:value="0.923096">
                <text:p>0.923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425">
                <text:p>0.028425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575">
                <text:p>0.028575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725">
                <text:p>0.028725</text:p>
              </table:table-cell>
              <table:table-cell office:value-type="float" office:value="1.66393">
                <text:p>1.66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875">
                <text:p>0.028875</text:p>
              </table:table-cell>
              <table:table-cell office:value-type="float" office:value="1.98321">
                <text:p>1.983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25">
                <text:p>0.029025</text:p>
              </table:table-cell>
              <table:table-cell office:value-type="float" office:value="1.16944">
                <text:p>1.16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175">
                <text:p>0.029175</text:p>
              </table:table-cell>
              <table:table-cell office:value-type="float" office:value="1.33139">
                <text:p>1.33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325">
                <text:p>0.029325</text:p>
              </table:table-cell>
              <table:table-cell office:value-type="float" office:value="0.937953">
                <text:p>0.937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475">
                <text:p>0.029475</text:p>
              </table:table-cell>
              <table:table-cell office:value-type="float" office:value="1.16833">
                <text:p>1.168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625">
                <text:p>0.029625</text:p>
              </table:table-cell>
              <table:table-cell office:value-type="float" office:value="2.00914">
                <text:p>2.00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775">
                <text:p>0.0297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6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68:Sheet4.F74 Sheet4.C52:Sheet4.F52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8:Sheet4.C74" chart:label-cell-address="Sheet4.C52:Sheet4.C52" chart:class="chart:scatter">
            <chart:domain table:cell-range-address="Sheet4.B68:Sheet4.B74"/>
            <chart:data-point chart:repeated="7"/>
          </chart:series>
          <chart:series chart:style-name="ch8" chart:values-cell-range-address="Sheet4.F68:Sheet4.F74" chart:label-cell-address="Sheet4.F52:Sheet4.F52" chart:class="chart:scatter">
            <chart:data-point chart:repeated="7"/>
          </chart:series>
          <chart:series chart:style-name="ch9" chart:values-cell-range-address="Sheet4.D68:Sheet4.D74" chart:label-cell-address="Sheet4.D52:Sheet4.D52" chart:class="chart:scatter">
            <chart:data-point chart:repeated="7"/>
          </chart:series>
          <chart:series chart:style-name="ch10" chart:values-cell-range-address="Sheet4.E68:Sheet4.E74" chart:label-cell-address="Sheet4.E52:Sheet4.E5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68:Sheet4.B74</svg:desc>
                </draw:g>
              </table:table-cell>
              <table:table-cell office:value-type="float" office:value="1.04487917146145">
                <text:p>1.04487917146145</text:p>
                <draw:g>
                  <svg:desc>Sheet4.C68:Sheet4.C74</svg:desc>
                </draw:g>
              </table:table-cell>
              <table:table-cell office:value-type="float" office:value="0.677862595419847">
                <text:p>0.677862595419847</text:p>
                <draw:g>
                  <svg:desc>Sheet4.F68:Sheet4.F74</svg:desc>
                </draw:g>
              </table:table-cell>
              <table:table-cell office:value-type="float" office:value="0.951431718061674">
                <text:p>0.951431718061674</text:p>
                <draw:g>
                  <svg:desc>Sheet4.D68:Sheet4.D74</svg:desc>
                </draw:g>
              </table:table-cell>
              <table:table-cell office:value-type="float" office:value="0.994131185270426">
                <text:p>0.994131185270426</text:p>
                <draw:g>
                  <svg:desc>Sheet4.E68:Sheet4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290697674419">
                <text:p>1.04290697674419</text:p>
              </table:table-cell>
              <table:table-cell office:value-type="float" office:value="0.71">
                <text:p>0.71</text:p>
              </table:table-cell>
              <table:table-cell office:value-type="float" office:value="0.951053629167131">
                <text:p>0.951053629167131</text:p>
              </table:table-cell>
              <table:table-cell office:value-type="float" office:value="0.991860465116279">
                <text:p>0.9918604651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3849658314351">
                <text:p>1.03849658314351</text:p>
              </table:table-cell>
              <table:table-cell office:value-type="float" office:value="0.723015873015873">
                <text:p>0.723015873015873</text:p>
              </table:table-cell>
              <table:table-cell office:value-type="float" office:value="0.95492432550998">
                <text:p>0.95492432550998</text:p>
              </table:table-cell>
              <table:table-cell office:value-type="float" office:value="0.991685649202733">
                <text:p>0.991685649202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3695652173913">
                <text:p>0.6369565217391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02901023890785">
                <text:p>1.02901023890785</text:p>
              </table:table-cell>
              <table:table-cell office:value-type="float" office:value="0.655371900826446">
                <text:p>0.655371900826446</text:p>
              </table:table-cell>
              <table:table-cell office:value-type="float" office:value="0.950248756218906">
                <text:p>0.950248756218906</text:p>
              </table:table-cell>
              <table:table-cell office:value-type="float" office:value="0.977815699658703">
                <text:p>0.977815699658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02519774011299">
                <text:p>1.02519774011299</text:p>
              </table:table-cell>
              <table:table-cell office:value-type="float" office:value="0.599130434782609">
                <text:p>0.599130434782609</text:p>
              </table:table-cell>
              <table:table-cell office:value-type="float" office:value="0.946434475917557">
                <text:p>0.946434475917557</text:p>
              </table:table-cell>
              <table:table-cell office:value-type="float" office:value="0.970282485875706">
                <text:p>0.97028248587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98310502283105">
                <text:p>0.98310502283105</text:p>
              </table:table-cell>
              <table:table-cell office:value-type="float" office:value="0.641129032258065">
                <text:p>0.641129032258065</text:p>
              </table:table-cell>
              <table:table-cell office:value-type="float" office:value="0.946237807710172">
                <text:p>0.946237807710172</text:p>
              </table:table-cell>
              <table:table-cell office:value-type="float" office:value="0.930251141552511">
                <text:p>0.9302511415525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